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B_L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2022-12-16T16:04:09+03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ning /home/kp-22/Рабочий стол/lw2_PrimeNumbs_MSVS/build/PrimeNumbs/bench/PrimeNumbsBen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 on (12 X 2435.91 MHz CPU 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PU Cache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Data 32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1 Instruction 64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2 Unified 512 KiB (x6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L3 Unified 8192 KiB (x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d Average: 1.18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l_time</text:p>
          </table:table-cell>
          <table:table-cell office:value-type="string" calcext:value-type="string">
            <text:p>cpu_time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bytes_per_second</text:p>
          </table:table-cell>
          <table:table-cell office:value-type="string" calcext:value-type="string">
            <text:p>items_per_secon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rror_occurred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numb</text:p>
          </table:table-cell>
          <table:table-cell office:value-type="string" calcext:value-type="string">
            <text:p>cpu_time</text:p>
          </table:table-cell>
        </table:table-row>
        <table:table-row table:style-name="ro1">
          <table:table-cell office:value-type="string" calcext:value-type="string">
            <text:p>GBM_ItPrimeBench/65535/0</text:p>
          </table:table-cell>
          <table:table-cell office:value-type="float" office:value="18002559" calcext:value-type="float">
            <text:p>18002559</text:p>
          </table:table-cell>
          <table:table-cell office:value-type="float" office:value="38.9446" calcext:value-type="float">
            <text:p>38.9446</text:p>
          </table:table-cell>
          <table:table-cell office:value-type="float" office:value="38.944" calcext:value-type="float">
            <text:p>38.94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1];FINDB(&quot;/&quot;;[.A11];1)+1;FINDB(&quot;/&quot;;[.A11];FINDB(&quot;/&quot;;[.A11];1)+1)-FINDB(&quot;/&quot;;[.A11];1)-1))" office:value-type="float" office:value="65535" calcext:value-type="float">
            <text:p>65535</text:p>
          </table:table-cell>
          <table:table-cell table:formula="of:=VALUE([.D11])" office:value-type="float" office:value="38.944" calcext:value-type="float">
            <text:p>38.944</text:p>
          </table:table-cell>
        </table:table-row>
        <table:table-row table:style-name="ro1">
          <table:table-cell office:value-type="string" calcext:value-type="string">
            <text:p>GBM_ItPrimeBench/131071/0</text:p>
          </table:table-cell>
          <table:table-cell office:value-type="float" office:value="253" calcext:value-type="float">
            <text:p>253</text:p>
          </table:table-cell>
          <table:table-cell office:value-type="float" office:value="2748120" calcext:value-type="float">
            <text:p>2748120</text:p>
          </table:table-cell>
          <table:table-cell office:value-type="float" office:value="2748010" calcext:value-type="float">
            <text:p>274801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2];FINDB(&quot;/&quot;;[.A12];1)+1;FINDB(&quot;/&quot;;[.A12];FINDB(&quot;/&quot;;[.A12];1)+1)-FINDB(&quot;/&quot;;[.A12];1)-1))" office:value-type="float" office:value="131071" calcext:value-type="float">
            <text:p>131071</text:p>
          </table:table-cell>
          <table:table-cell table:formula="of:=VALUE([.D12])" office:value-type="float" office:value="2748010" calcext:value-type="float">
            <text:p>2748010</text:p>
          </table:table-cell>
        </table:table-row>
        <table:table-row table:style-name="ro1">
          <table:table-cell office:value-type="string" calcext:value-type="string">
            <text:p>GBM_ItPrimeBench/262143/0</text:p>
          </table:table-cell>
          <table:table-cell office:value-type="float" office:value="17961027" calcext:value-type="float">
            <text:p>17961027</text:p>
          </table:table-cell>
          <table:table-cell office:value-type="float" office:value="38.9546" calcext:value-type="float">
            <text:p>38.9546</text:p>
          </table:table-cell>
          <table:table-cell office:value-type="float" office:value="38.9534" calcext:value-type="float">
            <text:p>38.953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3];FINDB(&quot;/&quot;;[.A13];1)+1;FINDB(&quot;/&quot;;[.A13];FINDB(&quot;/&quot;;[.A13];1)+1)-FINDB(&quot;/&quot;;[.A13];1)-1))" office:value-type="float" office:value="262143" calcext:value-type="float">
            <text:p>262143</text:p>
          </table:table-cell>
          <table:table-cell table:formula="of:=VALUE([.D13])" office:value-type="float" office:value="38.9534" calcext:value-type="float">
            <text:p>38.9534</text:p>
          </table:table-cell>
        </table:table-row>
        <table:table-row table:style-name="ro1">
          <table:table-cell office:value-type="string" calcext:value-type="string">
            <text:p>GBM_ItPrimeBench/524287/0</text:p>
          </table:table-cell>
          <table:table-cell office:value-type="float" office:value="64" calcext:value-type="float">
            <text:p>64</text:p>
          </table:table-cell>
          <table:table-cell office:value-type="float" office:value="10997500" calcext:value-type="float">
            <text:p>10997500</text:p>
          </table:table-cell>
          <table:table-cell office:value-type="float" office:value="10996900" calcext:value-type="float">
            <text:p>109969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14];FINDB(&quot;/&quot;;[.A14];1)+1;FINDB(&quot;/&quot;;[.A14];FINDB(&quot;/&quot;;[.A14];1)+1)-FINDB(&quot;/&quot;;[.A14];1)-1))" office:value-type="float" office:value="524287" calcext:value-type="float">
            <text:p>524287</text:p>
          </table:table-cell>
          <table:table-cell table:formula="of:=VALUE([.D14])" office:value-type="float" office:value="10996900" calcext:value-type="float">
            <text:p>10996900</text:p>
          </table:table-cell>
        </table:table-row>
        <table:table-row table:style-name="ro1">
          <table:table-cell office:value-type="string" calcext:value-type="string">
            <text:p>GBM_ItPrimeBench/1048575/0</text:p>
          </table:table-cell>
          <table:table-cell office:value-type="float" office:value="17999408" calcext:value-type="float">
            <text:p>17999408</text:p>
          </table:table-cell>
          <table:table-cell office:value-type="float" office:value="38.9058" calcext:value-type="float">
            <text:p>38.9058</text:p>
          </table:table-cell>
          <table:table-cell office:value-type="float" office:value="38.9048" calcext:value-type="float">
            <text:p>38.90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5];FINDB(&quot;/&quot;;[.A15];1)+1;FINDB(&quot;/&quot;;[.A15];FINDB(&quot;/&quot;;[.A15];1)+1)-FINDB(&quot;/&quot;;[.A15];1)-1))" office:value-type="float" office:value="1048575" calcext:value-type="float">
            <text:p>1048575</text:p>
          </table:table-cell>
          <table:table-cell table:formula="of:=VALUE([.D15])" office:value-type="float" office:value="38.9048" calcext:value-type="float">
            <text:p>38.9048</text:p>
          </table:table-cell>
        </table:table-row>
        <table:table-row table:style-name="ro1">
          <table:table-cell office:value-type="string" calcext:value-type="string">
            <text:p>GBM_ItPrimeBench/2097151/0</text:p>
          </table:table-cell>
          <table:table-cell office:value-type="float" office:value="5179521" calcext:value-type="float">
            <text:p>5179521</text:p>
          </table:table-cell>
          <table:table-cell office:value-type="float" office:value="134.955" calcext:value-type="float">
            <text:p>134.955</text:p>
          </table:table-cell>
          <table:table-cell office:value-type="float" office:value="134.94" calcext:value-type="float">
            <text:p>134.9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6];FINDB(&quot;/&quot;;[.A16];1)+1;FINDB(&quot;/&quot;;[.A16];FINDB(&quot;/&quot;;[.A16];1)+1)-FINDB(&quot;/&quot;;[.A16];1)-1))" office:value-type="float" office:value="2097151" calcext:value-type="float">
            <text:p>2097151</text:p>
          </table:table-cell>
          <table:table-cell table:formula="of:=VALUE([.D16])" office:value-type="float" office:value="134.94" calcext:value-type="float">
            <text:p>134.94</text:p>
          </table:table-cell>
        </table:table-row>
        <table:table-row table:style-name="ro1">
          <table:table-cell office:value-type="string" calcext:value-type="string">
            <text:p>GBM_ItPrimeBench/4194303/0</text:p>
          </table:table-cell>
          <table:table-cell office:value-type="float" office:value="18032524" calcext:value-type="float">
            <text:p>18032524</text:p>
          </table:table-cell>
          <table:table-cell office:value-type="float" office:value="38.8117" calcext:value-type="float">
            <text:p>38.8117</text:p>
          </table:table-cell>
          <table:table-cell office:value-type="float" office:value="38.8112" calcext:value-type="float">
            <text:p>38.811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7];FINDB(&quot;/&quot;;[.A17];1)+1;FINDB(&quot;/&quot;;[.A17];FINDB(&quot;/&quot;;[.A17];1)+1)-FINDB(&quot;/&quot;;[.A17];1)-1))" office:value-type="float" office:value="4194303" calcext:value-type="float">
            <text:p>4194303</text:p>
          </table:table-cell>
          <table:table-cell table:formula="of:=VALUE([.D17])" office:value-type="float" office:value="38.8112" calcext:value-type="float">
            <text:p>38.8112</text:p>
          </table:table-cell>
        </table:table-row>
        <table:table-row table:style-name="ro1">
          <table:table-cell office:value-type="string" calcext:value-type="string">
            <text:p>GBM_ItPrimeBench/8388607/0</text:p>
          </table:table-cell>
          <table:table-cell office:value-type="float" office:value="722692" calcext:value-type="float">
            <text:p>722692</text:p>
          </table:table-cell>
          <table:table-cell office:value-type="float" office:value="968.408" calcext:value-type="float">
            <text:p>968.408</text:p>
          </table:table-cell>
          <table:table-cell office:value-type="float" office:value="968.364" calcext:value-type="float">
            <text:p>968.36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8];FINDB(&quot;/&quot;;[.A18];1)+1;FINDB(&quot;/&quot;;[.A18];FINDB(&quot;/&quot;;[.A18];1)+1)-FINDB(&quot;/&quot;;[.A18];1)-1))" office:value-type="float" office:value="8388607" calcext:value-type="float">
            <text:p>8388607</text:p>
          </table:table-cell>
          <table:table-cell table:formula="of:=VALUE([.D18])" office:value-type="float" office:value="968.364" calcext:value-type="float">
            <text:p>968.364</text:p>
          </table:table-cell>
        </table:table-row>
        <table:table-row table:style-name="ro1">
          <table:table-cell office:value-type="string" calcext:value-type="string">
            <text:p>GBM_ItPrimeBench/16777215/0</text:p>
          </table:table-cell>
          <table:table-cell office:value-type="float" office:value="17992384" calcext:value-type="float">
            <text:p>17992384</text:p>
          </table:table-cell>
          <table:table-cell office:value-type="float" office:value="38.9375" calcext:value-type="float">
            <text:p>38.9375</text:p>
          </table:table-cell>
          <table:table-cell office:value-type="float" office:value="38.936" calcext:value-type="float">
            <text:p>38.93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19];FINDB(&quot;/&quot;;[.A19];1)+1;FINDB(&quot;/&quot;;[.A19];FINDB(&quot;/&quot;;[.A19];1)+1)-FINDB(&quot;/&quot;;[.A19];1)-1))" office:value-type="float" office:value="16777215" calcext:value-type="float">
            <text:p>16777215</text:p>
          </table:table-cell>
          <table:table-cell table:formula="of:=VALUE([.D19])" office:value-type="float" office:value="38.936" calcext:value-type="float">
            <text:p>38.936</text:p>
          </table:table-cell>
        </table:table-row>
        <table:table-row table:style-name="ro1">
          <table:table-cell office:value-type="string" calcext:value-type="string">
            <text:p>GBM_ItPrimeBench/33554431/0</text:p>
          </table:table-cell>
          <table:table-cell office:value-type="float" office:value="1101834" calcext:value-type="float">
            <text:p>1101834</text:p>
          </table:table-cell>
          <table:table-cell office:value-type="float" office:value="634.474" calcext:value-type="float">
            <text:p>634.474</text:p>
          </table:table-cell>
          <table:table-cell office:value-type="float" office:value="634.407" calcext:value-type="float">
            <text:p>634.4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0];FINDB(&quot;/&quot;;[.A20];1)+1;FINDB(&quot;/&quot;;[.A20];FINDB(&quot;/&quot;;[.A20];1)+1)-FINDB(&quot;/&quot;;[.A20];1)-1))" office:value-type="float" office:value="33554431" calcext:value-type="float">
            <text:p>33554431</text:p>
          </table:table-cell>
          <table:table-cell table:formula="of:=VALUE([.D20])" office:value-type="float" office:value="634.407" calcext:value-type="float">
            <text:p>634.407</text:p>
          </table:table-cell>
        </table:table-row>
        <table:table-row table:style-name="ro1">
          <table:table-cell office:value-type="string" calcext:value-type="string">
            <text:p>GBM_ItPrimeBench/67108863/0</text:p>
          </table:table-cell>
          <table:table-cell office:value-type="float" office:value="17969579" calcext:value-type="float">
            <text:p>17969579</text:p>
          </table:table-cell>
          <table:table-cell office:value-type="float" office:value="38.9515" calcext:value-type="float">
            <text:p>38.9515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1];FINDB(&quot;/&quot;;[.A21];1)+1;FINDB(&quot;/&quot;;[.A21];FINDB(&quot;/&quot;;[.A21];1)+1)-FINDB(&quot;/&quot;;[.A21];1)-1))" office:value-type="float" office:value="67108863" calcext:value-type="float">
            <text:p>67108863</text:p>
          </table:table-cell>
          <table:table-cell table:formula="of:=VALUE([.D21])" office:value-type="float" office:value="38.95" calcext:value-type="float">
            <text:p>38.95</text:p>
          </table:table-cell>
        </table:table-row>
        <table:table-row table:style-name="ro1">
          <table:table-cell office:value-type="string" calcext:value-type="string">
            <text:p>GBM_ItPrimeBench/134217727/0</text:p>
          </table:table-cell>
          <table:table-cell office:value-type="float" office:value="5178560" calcext:value-type="float">
            <text:p>5178560</text:p>
          </table:table-cell>
          <table:table-cell office:value-type="float" office:value="135.092" calcext:value-type="float">
            <text:p>135.092</text:p>
          </table:table-cell>
          <table:table-cell office:value-type="float" office:value="135.084" calcext:value-type="float">
            <text:p>135.08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2];FINDB(&quot;/&quot;;[.A22];1)+1;FINDB(&quot;/&quot;;[.A22];FINDB(&quot;/&quot;;[.A22];1)+1)-FINDB(&quot;/&quot;;[.A22];1)-1))" office:value-type="float" office:value="134217727" calcext:value-type="float">
            <text:p>134217727</text:p>
          </table:table-cell>
          <table:table-cell table:formula="of:=VALUE([.D22])" office:value-type="float" office:value="135.084" calcext:value-type="float">
            <text:p>135.084</text:p>
          </table:table-cell>
        </table:table-row>
        <table:table-row table:style-name="ro1">
          <table:table-cell office:value-type="string" calcext:value-type="string">
            <text:p>GBM_ItPrimeBench/268435455/0</text:p>
          </table:table-cell>
          <table:table-cell office:value-type="float" office:value="17966211" calcext:value-type="float">
            <text:p>17966211</text:p>
          </table:table-cell>
          <table:table-cell office:value-type="float" office:value="38.9576" calcext:value-type="float">
            <text:p>38.9576</text:p>
          </table:table-cell>
          <table:table-cell office:value-type="float" office:value="38.9549" calcext:value-type="float">
            <text:p>38.954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3];FINDB(&quot;/&quot;;[.A23];1)+1;FINDB(&quot;/&quot;;[.A23];FINDB(&quot;/&quot;;[.A23];1)+1)-FINDB(&quot;/&quot;;[.A23];1)-1))" office:value-type="float" office:value="268435455" calcext:value-type="float">
            <text:p>268435455</text:p>
          </table:table-cell>
          <table:table-cell table:formula="of:=VALUE([.D23])" office:value-type="float" office:value="38.9549" calcext:value-type="float">
            <text:p>38.9549</text:p>
          </table:table-cell>
        </table:table-row>
        <table:table-row table:style-name="ro1">
          <table:table-cell office:value-type="string" calcext:value-type="string">
            <text:p>GBM_ItPrimeBench/536870911/0</text:p>
          </table:table-cell>
          <table:table-cell office:value-type="float" office:value="144621" calcext:value-type="float">
            <text:p>144621</text:p>
          </table:table-cell>
          <table:table-cell office:value-type="float" office:value="4840.94" calcext:value-type="float">
            <text:p>4840.94</text:p>
          </table:table-cell>
          <table:table-cell office:value-type="float" office:value="4840.75" calcext:value-type="float">
            <text:p>4840.7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4];FINDB(&quot;/&quot;;[.A24];1)+1;FINDB(&quot;/&quot;;[.A24];FINDB(&quot;/&quot;;[.A24];1)+1)-FINDB(&quot;/&quot;;[.A24];1)-1))" office:value-type="float" office:value="536870911" calcext:value-type="float">
            <text:p>536870911</text:p>
          </table:table-cell>
          <table:table-cell table:formula="of:=VALUE([.D24])" office:value-type="float" office:value="4840.75" calcext:value-type="float">
            <text:p>4840.75</text:p>
          </table:table-cell>
        </table:table-row>
        <table:table-row table:style-name="ro1">
          <table:table-cell office:value-type="string" calcext:value-type="string">
            <text:p>GBM_ItPrimeBench/1073741823/0</text:p>
          </table:table-cell>
          <table:table-cell office:value-type="float" office:value="18019726" calcext:value-type="float">
            <text:p>18019726</text:p>
          </table:table-cell>
          <table:table-cell office:value-type="float" office:value="38.8206" calcext:value-type="float">
            <text:p>38.8206</text:p>
          </table:table-cell>
          <table:table-cell office:value-type="float" office:value="38.8196" calcext:value-type="float">
            <text:p>38.819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5];FINDB(&quot;/&quot;;[.A25];1)+1;FINDB(&quot;/&quot;;[.A25];FINDB(&quot;/&quot;;[.A25];1)+1)-FINDB(&quot;/&quot;;[.A25];1)-1))" office:value-type="float" office:value="1073741823" calcext:value-type="float">
            <text:p>1073741823</text:p>
          </table:table-cell>
          <table:table-cell table:formula="of:=VALUE([.D25])" office:value-type="float" office:value="38.8196" calcext:value-type="float">
            <text:p>38.8196</text:p>
          </table:table-cell>
        </table:table-row>
        <table:table-row table:style-name="ro1">
          <table:table-cell office:value-type="string" calcext:value-type="string">
            <text:p>GBM_ItPrimeBench/2147483647/0</text:p>
          </table:table-cell>
          <table:table-cell office:value-type="float" office:value="1" calcext:value-type="float">
            <text:p>1</text:p>
          </table:table-cell>
          <table:table-cell office:value-type="float" office:value="45528200000" calcext:value-type="float">
            <text:p>45528200000</text:p>
          </table:table-cell>
          <table:table-cell office:value-type="float" office:value="45524500000" calcext:value-type="float">
            <text:p>4552450000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26];FINDB(&quot;/&quot;;[.A26];1)+1;FINDB(&quot;/&quot;;[.A26];FINDB(&quot;/&quot;;[.A26];1)+1)-FINDB(&quot;/&quot;;[.A26];1)-1))" office:value-type="float" office:value="2147483647" calcext:value-type="float">
            <text:p>2147483647</text:p>
          </table:table-cell>
          <table:table-cell table:formula="of:=VALUE([.D26])" office:value-type="float" office:value="45524500000" calcext:value-type="float">
            <text:p>45524500000</text:p>
          </table:table-cell>
        </table:table-row>
        <table:table-row table:style-name="ro1">
          <table:table-cell office:value-type="string" calcext:value-type="string">
            <text:p>GBM_ItPrimeBench/4294967295/0</text:p>
          </table:table-cell>
          <table:table-cell office:value-type="float" office:value="17955948" calcext:value-type="float">
            <text:p>17955948</text:p>
          </table:table-cell>
          <table:table-cell office:value-type="float" office:value="39.0653" calcext:value-type="float">
            <text:p>39.0653</text:p>
          </table:table-cell>
          <table:table-cell office:value-type="float" office:value="39.0634" calcext:value-type="float">
            <text:p>39.063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27];FINDB(&quot;/&quot;;[.A27];1)+1;FINDB(&quot;/&quot;;[.A27];FINDB(&quot;/&quot;;[.A27];1)+1)-FINDB(&quot;/&quot;;[.A27];1)-1))" office:value-type="float" office:value="4294967295" calcext:value-type="float">
            <text:p>4294967295</text:p>
          </table:table-cell>
          <table:table-cell table:formula="of:=VALUE([.D27])" office:value-type="float" office:value="39.0634" calcext:value-type="float">
            <text:p>39.0634</text:p>
          </table:table-cell>
        </table:table-row>
        <table:table-row table:style-name="ro1">
          <table:table-cell office:value-type="string" calcext:value-type="string">
            <text:p>GBM_ItPrimeBench/65535/1</text:p>
          </table:table-cell>
          <table:table-cell office:value-type="float" office:value="52739" calcext:value-type="float">
            <text:p>52739</text:p>
          </table:table-cell>
          <table:table-cell office:value-type="float" office:value="13317.4" calcext:value-type="float">
            <text:p>13317.4</text:p>
          </table:table-cell>
          <table:table-cell office:value-type="float" office:value="13317" calcext:value-type="float">
            <text:p>1331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28];FINDB(&quot;/&quot;;[.A28];1)+1;FINDB(&quot;/&quot;;[.A28];FINDB(&quot;/&quot;;[.A28];1)+1)-FINDB(&quot;/&quot;;[.A28];1)-1))" office:value-type="float" office:value="65535" calcext:value-type="float">
            <text:p>65535</text:p>
          </table:table-cell>
          <table:table-cell table:formula="of:=VALUE([.D28])" office:value-type="float" office:value="13317" calcext:value-type="float">
            <text:p>13317</text:p>
          </table:table-cell>
        </table:table-row>
        <table:table-row table:style-name="ro1">
          <table:table-cell office:value-type="string" calcext:value-type="string">
            <text:p>GBM_ItPrimeBench/131071/1</text:p>
          </table:table-cell>
          <table:table-cell office:value-type="float" office:value="4267" calcext:value-type="float">
            <text:p>4267</text:p>
          </table:table-cell>
          <table:table-cell office:value-type="float" office:value="171728" calcext:value-type="float">
            <text:p>171728</text:p>
          </table:table-cell>
          <table:table-cell office:value-type="float" office:value="171718" calcext:value-type="float">
            <text:p>17171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29];FINDB(&quot;/&quot;;[.A29];1)+1;FINDB(&quot;/&quot;;[.A29];FINDB(&quot;/&quot;;[.A29];1)+1)-FINDB(&quot;/&quot;;[.A29];1)-1))" office:value-type="float" office:value="131071" calcext:value-type="float">
            <text:p>131071</text:p>
          </table:table-cell>
          <table:table-cell table:formula="of:=VALUE([.D29])" office:value-type="float" office:value="171718" calcext:value-type="float">
            <text:p>171718</text:p>
          </table:table-cell>
        </table:table-row>
        <table:table-row table:style-name="ro1">
          <table:table-cell office:value-type="string" calcext:value-type="string">
            <text:p>GBM_ItPrimeBench/262143/1</text:p>
          </table:table-cell>
          <table:table-cell office:value-type="float" office:value="45536" calcext:value-type="float">
            <text:p>45536</text:p>
          </table:table-cell>
          <table:table-cell office:value-type="float" office:value="15346.4" calcext:value-type="float">
            <text:p>15346.4</text:p>
          </table:table-cell>
          <table:table-cell office:value-type="float" office:value="15346.2" calcext:value-type="float">
            <text:p>15346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0];FINDB(&quot;/&quot;;[.A30];1)+1;FINDB(&quot;/&quot;;[.A30];FINDB(&quot;/&quot;;[.A30];1)+1)-FINDB(&quot;/&quot;;[.A30];1)-1))" office:value-type="float" office:value="262143" calcext:value-type="float">
            <text:p>262143</text:p>
          </table:table-cell>
          <table:table-cell table:formula="of:=VALUE([.D30])" office:value-type="float" office:value="15346.2" calcext:value-type="float">
            <text:p>15346.2</text:p>
          </table:table-cell>
        </table:table-row>
        <table:table-row table:style-name="ro1">
          <table:table-cell office:value-type="string" calcext:value-type="string">
            <text:p>GBM_ItPrimeBench/524287/1</text:p>
          </table:table-cell>
          <table:table-cell office:value-type="float" office:value="3630" calcext:value-type="float">
            <text:p>3630</text:p>
          </table:table-cell>
          <table:table-cell office:value-type="float" office:value="179452" calcext:value-type="float">
            <text:p>179452</text:p>
          </table:table-cell>
          <table:table-cell office:value-type="float" office:value="179449" calcext:value-type="float">
            <text:p>17944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31];FINDB(&quot;/&quot;;[.A31];1)+1;FINDB(&quot;/&quot;;[.A31];FINDB(&quot;/&quot;;[.A31];1)+1)-FINDB(&quot;/&quot;;[.A31];1)-1))" office:value-type="float" office:value="524287" calcext:value-type="float">
            <text:p>524287</text:p>
          </table:table-cell>
          <table:table-cell table:formula="of:=VALUE([.D31])" office:value-type="float" office:value="179449" calcext:value-type="float">
            <text:p>179449</text:p>
          </table:table-cell>
        </table:table-row>
        <table:table-row table:style-name="ro1">
          <table:table-cell office:value-type="string" calcext:value-type="string">
            <text:p>GBM_ItPrimeBench/1048575/1</text:p>
          </table:table-cell>
          <table:table-cell office:value-type="float" office:value="39201" calcext:value-type="float">
            <text:p>39201</text:p>
          </table:table-cell>
          <table:table-cell office:value-type="float" office:value="17923.8" calcext:value-type="float">
            <text:p>17923.8</text:p>
          </table:table-cell>
          <table:table-cell office:value-type="float" office:value="17923.7" calcext:value-type="float">
            <text:p>17923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2];FINDB(&quot;/&quot;;[.A32];1)+1;FINDB(&quot;/&quot;;[.A32];FINDB(&quot;/&quot;;[.A32];1)+1)-FINDB(&quot;/&quot;;[.A32];1)-1))" office:value-type="float" office:value="1048575" calcext:value-type="float">
            <text:p>1048575</text:p>
          </table:table-cell>
          <table:table-cell table:formula="of:=VALUE([.D32])" office:value-type="float" office:value="17923.7" calcext:value-type="float">
            <text:p>17923.7</text:p>
          </table:table-cell>
        </table:table-row>
        <table:table-row table:style-name="ro1">
          <table:table-cell office:value-type="string" calcext:value-type="string">
            <text:p>GBM_ItPrimeBench/2097151/1</text:p>
          </table:table-cell>
          <table:table-cell office:value-type="float" office:value="35695" calcext:value-type="float">
            <text:p>35695</text:p>
          </table:table-cell>
          <table:table-cell office:value-type="float" office:value="19553.7" calcext:value-type="float">
            <text:p>19553.7</text:p>
          </table:table-cell>
          <table:table-cell office:value-type="float" office:value="19552.9" calcext:value-type="float">
            <text:p>19552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3];FINDB(&quot;/&quot;;[.A33];1)+1;FINDB(&quot;/&quot;;[.A33];FINDB(&quot;/&quot;;[.A33];1)+1)-FINDB(&quot;/&quot;;[.A33];1)-1))" office:value-type="float" office:value="2097151" calcext:value-type="float">
            <text:p>2097151</text:p>
          </table:table-cell>
          <table:table-cell table:formula="of:=VALUE([.D33])" office:value-type="float" office:value="19552.9" calcext:value-type="float">
            <text:p>19552.9</text:p>
          </table:table-cell>
        </table:table-row>
        <table:table-row table:style-name="ro1">
          <table:table-cell office:value-type="string" calcext:value-type="string">
            <text:p>GBM_ItPrimeBench/4194303/1</text:p>
          </table:table-cell>
          <table:table-cell office:value-type="float" office:value="33643" calcext:value-type="float">
            <text:p>33643</text:p>
          </table:table-cell>
          <table:table-cell office:value-type="float" office:value="20810.3" calcext:value-type="float">
            <text:p>20810.3</text:p>
          </table:table-cell>
          <table:table-cell office:value-type="float" office:value="20809.9" calcext:value-type="float">
            <text:p>20809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4];FINDB(&quot;/&quot;;[.A34];1)+1;FINDB(&quot;/&quot;;[.A34];FINDB(&quot;/&quot;;[.A34];1)+1)-FINDB(&quot;/&quot;;[.A34];1)-1))" office:value-type="float" office:value="4194303" calcext:value-type="float">
            <text:p>4194303</text:p>
          </table:table-cell>
          <table:table-cell table:formula="of:=VALUE([.D34])" office:value-type="float" office:value="20809.9" calcext:value-type="float">
            <text:p>20809.9</text:p>
          </table:table-cell>
        </table:table-row>
        <table:table-row table:style-name="ro1">
          <table:table-cell office:value-type="string" calcext:value-type="string">
            <text:p>GBM_ItPrimeBench/8388607/1</text:p>
          </table:table-cell>
          <table:table-cell office:value-type="float" office:value="31102" calcext:value-type="float">
            <text:p>31102</text:p>
          </table:table-cell>
          <table:table-cell office:value-type="float" office:value="22485.6" calcext:value-type="float">
            <text:p>22485.6</text:p>
          </table:table-cell>
          <table:table-cell office:value-type="float" office:value="22484.6" calcext:value-type="float">
            <text:p>22484.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5];FINDB(&quot;/&quot;;[.A35];1)+1;FINDB(&quot;/&quot;;[.A35];FINDB(&quot;/&quot;;[.A35];1)+1)-FINDB(&quot;/&quot;;[.A35];1)-1))" office:value-type="float" office:value="8388607" calcext:value-type="float">
            <text:p>8388607</text:p>
          </table:table-cell>
          <table:table-cell table:formula="of:=VALUE([.D35])" office:value-type="float" office:value="22484.6" calcext:value-type="float">
            <text:p>22484.6</text:p>
          </table:table-cell>
        </table:table-row>
        <table:table-row table:style-name="ro1">
          <table:table-cell office:value-type="string" calcext:value-type="string">
            <text:p>GBM_ItPrimeBench/16777215/1</text:p>
          </table:table-cell>
          <table:table-cell office:value-type="float" office:value="28621" calcext:value-type="float">
            <text:p>28621</text:p>
          </table:table-cell>
          <table:table-cell office:value-type="float" office:value="24503.5" calcext:value-type="float">
            <text:p>24503.5</text:p>
          </table:table-cell>
          <table:table-cell office:value-type="float" office:value="24502.9" calcext:value-type="float">
            <text:p>24502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6];FINDB(&quot;/&quot;;[.A36];1)+1;FINDB(&quot;/&quot;;[.A36];FINDB(&quot;/&quot;;[.A36];1)+1)-FINDB(&quot;/&quot;;[.A36];1)-1))" office:value-type="float" office:value="16777215" calcext:value-type="float">
            <text:p>16777215</text:p>
          </table:table-cell>
          <table:table-cell table:formula="of:=VALUE([.D36])" office:value-type="float" office:value="24502.9" calcext:value-type="float">
            <text:p>24502.9</text:p>
          </table:table-cell>
        </table:table-row>
        <table:table-row table:style-name="ro1">
          <table:table-cell office:value-type="string" calcext:value-type="string">
            <text:p>GBM_ItPrimeBench/33554431/1</text:p>
          </table:table-cell>
          <table:table-cell office:value-type="float" office:value="27137" calcext:value-type="float">
            <text:p>27137</text:p>
          </table:table-cell>
          <table:table-cell office:value-type="float" office:value="25759.7" calcext:value-type="float">
            <text:p>25759.7</text:p>
          </table:table-cell>
          <table:table-cell office:value-type="float" office:value="25759" calcext:value-type="float">
            <text:p>2575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7];FINDB(&quot;/&quot;;[.A37];1)+1;FINDB(&quot;/&quot;;[.A37];FINDB(&quot;/&quot;;[.A37];1)+1)-FINDB(&quot;/&quot;;[.A37];1)-1))" office:value-type="float" office:value="33554431" calcext:value-type="float">
            <text:p>33554431</text:p>
          </table:table-cell>
          <table:table-cell table:formula="of:=VALUE([.D37])" office:value-type="float" office:value="25759" calcext:value-type="float">
            <text:p>25759</text:p>
          </table:table-cell>
        </table:table-row>
        <table:table-row table:style-name="ro1">
          <table:table-cell office:value-type="string" calcext:value-type="string">
            <text:p>GBM_ItPrimeBench/67108863/1</text:p>
          </table:table-cell>
          <table:table-cell office:value-type="float" office:value="25432" calcext:value-type="float">
            <text:p>25432</text:p>
          </table:table-cell>
          <table:table-cell office:value-type="float" office:value="27744" calcext:value-type="float">
            <text:p>27744</text:p>
          </table:table-cell>
          <table:table-cell office:value-type="float" office:value="27743.5" calcext:value-type="float">
            <text:p>27743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8];FINDB(&quot;/&quot;;[.A38];1)+1;FINDB(&quot;/&quot;;[.A38];FINDB(&quot;/&quot;;[.A38];1)+1)-FINDB(&quot;/&quot;;[.A38];1)-1))" office:value-type="float" office:value="67108863" calcext:value-type="float">
            <text:p>67108863</text:p>
          </table:table-cell>
          <table:table-cell table:formula="of:=VALUE([.D38])" office:value-type="float" office:value="27743.5" calcext:value-type="float">
            <text:p>27743.5</text:p>
          </table:table-cell>
        </table:table-row>
        <table:table-row table:style-name="ro1">
          <table:table-cell office:value-type="string" calcext:value-type="string">
            <text:p>GBM_ItPrimeBench/134217727/1</text:p>
          </table:table-cell>
          <table:table-cell office:value-type="float" office:value="23092" calcext:value-type="float">
            <text:p>23092</text:p>
          </table:table-cell>
          <table:table-cell office:value-type="float" office:value="30039.2" calcext:value-type="float">
            <text:p>30039.2</text:p>
          </table:table-cell>
          <table:table-cell office:value-type="float" office:value="30037.9" calcext:value-type="float">
            <text:p>30037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39];FINDB(&quot;/&quot;;[.A39];1)+1;FINDB(&quot;/&quot;;[.A39];FINDB(&quot;/&quot;;[.A39];1)+1)-FINDB(&quot;/&quot;;[.A39];1)-1))" office:value-type="float" office:value="134217727" calcext:value-type="float">
            <text:p>134217727</text:p>
          </table:table-cell>
          <table:table-cell table:formula="of:=VALUE([.D39])" office:value-type="float" office:value="30037.9" calcext:value-type="float">
            <text:p>30037.9</text:p>
          </table:table-cell>
        </table:table-row>
        <table:table-row table:style-name="ro1">
          <table:table-cell office:value-type="string" calcext:value-type="string">
            <text:p>GBM_ItPrimeBench/268435455/1</text:p>
          </table:table-cell>
          <table:table-cell office:value-type="float" office:value="21896" calcext:value-type="float">
            <text:p>21896</text:p>
          </table:table-cell>
          <table:table-cell office:value-type="float" office:value="31589.6" calcext:value-type="float">
            <text:p>31589.6</text:p>
          </table:table-cell>
          <table:table-cell office:value-type="float" office:value="31589.1" calcext:value-type="float">
            <text:p>31589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0];FINDB(&quot;/&quot;;[.A40];1)+1;FINDB(&quot;/&quot;;[.A40];FINDB(&quot;/&quot;;[.A40];1)+1)-FINDB(&quot;/&quot;;[.A40];1)-1))" office:value-type="float" office:value="268435455" calcext:value-type="float">
            <text:p>268435455</text:p>
          </table:table-cell>
          <table:table-cell table:formula="of:=VALUE([.D40])" office:value-type="float" office:value="31589.1" calcext:value-type="float">
            <text:p>31589.1</text:p>
          </table:table-cell>
        </table:table-row>
        <table:table-row table:style-name="ro1">
          <table:table-cell office:value-type="string" calcext:value-type="string">
            <text:p>GBM_ItPrimeBench/536870911/1</text:p>
          </table:table-cell>
          <table:table-cell office:value-type="float" office:value="20871" calcext:value-type="float">
            <text:p>20871</text:p>
          </table:table-cell>
          <table:table-cell office:value-type="float" office:value="33739" calcext:value-type="float">
            <text:p>33739</text:p>
          </table:table-cell>
          <table:table-cell office:value-type="float" office:value="33737.5" calcext:value-type="float">
            <text:p>3373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1];FINDB(&quot;/&quot;;[.A41];1)+1;FINDB(&quot;/&quot;;[.A41];FINDB(&quot;/&quot;;[.A41];1)+1)-FINDB(&quot;/&quot;;[.A41];1)-1))" office:value-type="float" office:value="536870911" calcext:value-type="float">
            <text:p>536870911</text:p>
          </table:table-cell>
          <table:table-cell table:formula="of:=VALUE([.D41])" office:value-type="float" office:value="33737.5" calcext:value-type="float">
            <text:p>33737.5</text:p>
          </table:table-cell>
        </table:table-row>
        <table:table-row table:style-name="ro1">
          <table:table-cell office:value-type="string" calcext:value-type="string">
            <text:p>GBM_ItPrimeBench/1073741823/1</text:p>
          </table:table-cell>
          <table:table-cell office:value-type="float" office:value="19277" calcext:value-type="float">
            <text:p>19277</text:p>
          </table:table-cell>
          <table:table-cell office:value-type="float" office:value="36288.1" calcext:value-type="float">
            <text:p>36288.1</text:p>
          </table:table-cell>
          <table:table-cell office:value-type="float" office:value="36287.5" calcext:value-type="float">
            <text:p>3628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2];FINDB(&quot;/&quot;;[.A42];1)+1;FINDB(&quot;/&quot;;[.A42];FINDB(&quot;/&quot;;[.A42];1)+1)-FINDB(&quot;/&quot;;[.A42];1)-1))" office:value-type="float" office:value="1073741823" calcext:value-type="float">
            <text:p>1073741823</text:p>
          </table:table-cell>
          <table:table-cell table:formula="of:=VALUE([.D42])" office:value-type="float" office:value="36287.5" calcext:value-type="float">
            <text:p>36287.5</text:p>
          </table:table-cell>
        </table:table-row>
        <table:table-row table:style-name="ro1">
          <table:table-cell office:value-type="string" calcext:value-type="string">
            <text:p>GBM_ItPrimeBench/2147483647/1</text:p>
          </table:table-cell>
          <table:table-cell office:value-type="float" office:value="857" calcext:value-type="float">
            <text:p>857</text:p>
          </table:table-cell>
          <table:table-cell office:value-type="float" office:value="804454" calcext:value-type="float">
            <text:p>804454</text:p>
          </table:table-cell>
          <table:table-cell office:value-type="float" office:value="804436" calcext:value-type="float">
            <text:p>80443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43];FINDB(&quot;/&quot;;[.A43];1)+1;FINDB(&quot;/&quot;;[.A43];FINDB(&quot;/&quot;;[.A43];1)+1)-FINDB(&quot;/&quot;;[.A43];1)-1))" office:value-type="float" office:value="2147483647" calcext:value-type="float">
            <text:p>2147483647</text:p>
          </table:table-cell>
          <table:table-cell table:formula="of:=VALUE([.D43])" office:value-type="float" office:value="804436" calcext:value-type="float">
            <text:p>804436</text:p>
          </table:table-cell>
        </table:table-row>
        <table:table-row table:style-name="ro1">
          <table:table-cell office:value-type="string" calcext:value-type="string">
            <text:p>GBM_ItPrimeBench/4294967295/1</text:p>
          </table:table-cell>
          <table:table-cell office:value-type="float" office:value="17526" calcext:value-type="float">
            <text:p>17526</text:p>
          </table:table-cell>
          <table:table-cell office:value-type="float" office:value="39899.6" calcext:value-type="float">
            <text:p>39899.6</text:p>
          </table:table-cell>
          <table:table-cell office:value-type="float" office:value="39899.2" calcext:value-type="float">
            <text:p>39899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44];FINDB(&quot;/&quot;;[.A44];1)+1;FINDB(&quot;/&quot;;[.A44];FINDB(&quot;/&quot;;[.A44];1)+1)-FINDB(&quot;/&quot;;[.A44];1)-1))" office:value-type="float" office:value="4294967295" calcext:value-type="float">
            <text:p>4294967295</text:p>
          </table:table-cell>
          <table:table-cell table:formula="of:=VALUE([.D44])" office:value-type="float" office:value="39899.2" calcext:value-type="float">
            <text:p>39899.2</text:p>
          </table:table-cell>
        </table:table-row>
        <table:table-row table:style-name="ro1">
          <table:table-cell office:value-type="string" calcext:value-type="string">
            <text:p>GBM_ItPrimeBench/65535/2</text:p>
          </table:table-cell>
          <table:table-cell office:value-type="float" office:value="15282323" calcext:value-type="float">
            <text:p>15282323</text:p>
          </table:table-cell>
          <table:table-cell office:value-type="float" office:value="45.8124" calcext:value-type="float">
            <text:p>45.8124</text:p>
          </table:table-cell>
          <table:table-cell office:value-type="float" office:value="45.8108" calcext:value-type="float">
            <text:p>45.810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5];FINDB(&quot;/&quot;;[.A45];1)+1;FINDB(&quot;/&quot;;[.A45];FINDB(&quot;/&quot;;[.A45];1)+1)-FINDB(&quot;/&quot;;[.A45];1)-1))" office:value-type="float" office:value="65535" calcext:value-type="float">
            <text:p>65535</text:p>
          </table:table-cell>
          <table:table-cell table:formula="of:=VALUE([.D45])" office:value-type="float" office:value="45.8108" calcext:value-type="float">
            <text:p>45.8108</text:p>
          </table:table-cell>
        </table:table-row>
        <table:table-row table:style-name="ro1">
          <table:table-cell office:value-type="string" calcext:value-type="string">
            <text:p>GBM_ItPrimeBench/131071/2</text:p>
          </table:table-cell>
          <table:table-cell office:value-type="float" office:value="4883" calcext:value-type="float">
            <text:p>4883</text:p>
          </table:table-cell>
          <table:table-cell office:value-type="float" office:value="153747" calcext:value-type="float">
            <text:p>153747</text:p>
          </table:table-cell>
          <table:table-cell office:value-type="float" office:value="153740" calcext:value-type="float">
            <text:p>15374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6];FINDB(&quot;/&quot;;[.A46];1)+1;FINDB(&quot;/&quot;;[.A46];FINDB(&quot;/&quot;;[.A46];1)+1)-FINDB(&quot;/&quot;;[.A46];1)-1))" office:value-type="float" office:value="131071" calcext:value-type="float">
            <text:p>131071</text:p>
          </table:table-cell>
          <table:table-cell table:formula="of:=VALUE([.D46])" office:value-type="float" office:value="153740" calcext:value-type="float">
            <text:p>153740</text:p>
          </table:table-cell>
        </table:table-row>
        <table:table-row table:style-name="ro1">
          <table:table-cell office:value-type="string" calcext:value-type="string">
            <text:p>GBM_ItPrimeBench/262143/2</text:p>
          </table:table-cell>
          <table:table-cell office:value-type="float" office:value="15286408" calcext:value-type="float">
            <text:p>15286408</text:p>
          </table:table-cell>
          <table:table-cell office:value-type="float" office:value="45.7996" calcext:value-type="float">
            <text:p>45.7996</text:p>
          </table:table-cell>
          <table:table-cell office:value-type="float" office:value="45.7987" calcext:value-type="float">
            <text:p>45.79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7];FINDB(&quot;/&quot;;[.A47];1)+1;FINDB(&quot;/&quot;;[.A47];FINDB(&quot;/&quot;;[.A47];1)+1)-FINDB(&quot;/&quot;;[.A47];1)-1))" office:value-type="float" office:value="262143" calcext:value-type="float">
            <text:p>262143</text:p>
          </table:table-cell>
          <table:table-cell table:formula="of:=VALUE([.D47])" office:value-type="float" office:value="45.7987" calcext:value-type="float">
            <text:p>45.7987</text:p>
          </table:table-cell>
        </table:table-row>
        <table:table-row table:style-name="ro1">
          <table:table-cell office:value-type="string" calcext:value-type="string">
            <text:p>GBM_ItPrimeBench/524287/2</text:p>
          </table:table-cell>
          <table:table-cell office:value-type="float" office:value="2984" calcext:value-type="float">
            <text:p>2984</text:p>
          </table:table-cell>
          <table:table-cell office:value-type="float" office:value="227690" calcext:value-type="float">
            <text:p>227690</text:p>
          </table:table-cell>
          <table:table-cell office:value-type="float" office:value="227679" calcext:value-type="float">
            <text:p>22767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48];FINDB(&quot;/&quot;;[.A48];1)+1;FINDB(&quot;/&quot;;[.A48];FINDB(&quot;/&quot;;[.A48];1)+1)-FINDB(&quot;/&quot;;[.A48];1)-1))" office:value-type="float" office:value="524287" calcext:value-type="float">
            <text:p>524287</text:p>
          </table:table-cell>
          <table:table-cell table:formula="of:=VALUE([.D48])" office:value-type="float" office:value="227679" calcext:value-type="float">
            <text:p>227679</text:p>
          </table:table-cell>
        </table:table-row>
        <table:table-row table:style-name="ro1">
          <table:table-cell office:value-type="string" calcext:value-type="string">
            <text:p>GBM_ItPrimeBench/1048575/2</text:p>
          </table:table-cell>
          <table:table-cell office:value-type="float" office:value="15285704" calcext:value-type="float">
            <text:p>15285704</text:p>
          </table:table-cell>
          <table:table-cell office:value-type="float" office:value="45.8082" calcext:value-type="float">
            <text:p>45.8082</text:p>
          </table:table-cell>
          <table:table-cell office:value-type="float" office:value="45.8065" calcext:value-type="float">
            <text:p>45.806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49];FINDB(&quot;/&quot;;[.A49];1)+1;FINDB(&quot;/&quot;;[.A49];FINDB(&quot;/&quot;;[.A49];1)+1)-FINDB(&quot;/&quot;;[.A49];1)-1))" office:value-type="float" office:value="1048575" calcext:value-type="float">
            <text:p>1048575</text:p>
          </table:table-cell>
          <table:table-cell table:formula="of:=VALUE([.D49])" office:value-type="float" office:value="45.8065" calcext:value-type="float">
            <text:p>45.8065</text:p>
          </table:table-cell>
        </table:table-row>
        <table:table-row table:style-name="ro1">
          <table:table-cell office:value-type="string" calcext:value-type="string">
            <text:p>GBM_ItPrimeBench/2097151/2</text:p>
          </table:table-cell>
          <table:table-cell office:value-type="float" office:value="35501" calcext:value-type="float">
            <text:p>35501</text:p>
          </table:table-cell>
          <table:table-cell office:value-type="float" office:value="19773.1" calcext:value-type="float">
            <text:p>19773.1</text:p>
          </table:table-cell>
          <table:table-cell office:value-type="float" office:value="19772" calcext:value-type="float">
            <text:p>1977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0];FINDB(&quot;/&quot;;[.A50];1)+1;FINDB(&quot;/&quot;;[.A50];FINDB(&quot;/&quot;;[.A50];1)+1)-FINDB(&quot;/&quot;;[.A50];1)-1))" office:value-type="float" office:value="2097151" calcext:value-type="float">
            <text:p>2097151</text:p>
          </table:table-cell>
          <table:table-cell table:formula="of:=VALUE([.D50])" office:value-type="float" office:value="19772" calcext:value-type="float">
            <text:p>19772</text:p>
          </table:table-cell>
        </table:table-row>
        <table:table-row table:style-name="ro1">
          <table:table-cell office:value-type="string" calcext:value-type="string">
            <text:p>GBM_ItPrimeBench/4194303/2</text:p>
          </table:table-cell>
          <table:table-cell office:value-type="float" office:value="15286710" calcext:value-type="float">
            <text:p>15286710</text:p>
          </table:table-cell>
          <table:table-cell office:value-type="float" office:value="45.8058" calcext:value-type="float">
            <text:p>45.8058</text:p>
          </table:table-cell>
          <table:table-cell office:value-type="float" office:value="45.8048" calcext:value-type="float">
            <text:p>45.80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1];FINDB(&quot;/&quot;;[.A51];1)+1;FINDB(&quot;/&quot;;[.A51];FINDB(&quot;/&quot;;[.A51];1)+1)-FINDB(&quot;/&quot;;[.A51];1)-1))" office:value-type="float" office:value="4194303" calcext:value-type="float">
            <text:p>4194303</text:p>
          </table:table-cell>
          <table:table-cell table:formula="of:=VALUE([.D51])" office:value-type="float" office:value="45.8048" calcext:value-type="float">
            <text:p>45.8048</text:p>
          </table:table-cell>
        </table:table-row>
        <table:table-row table:style-name="ro1">
          <table:table-cell office:value-type="string" calcext:value-type="string">
            <text:p>GBM_ItPrimeBench/8388607/2</text:p>
          </table:table-cell>
          <table:table-cell office:value-type="float" office:value="30695" calcext:value-type="float">
            <text:p>30695</text:p>
          </table:table-cell>
          <table:table-cell office:value-type="float" office:value="22839.4" calcext:value-type="float">
            <text:p>22839.4</text:p>
          </table:table-cell>
          <table:table-cell office:value-type="float" office:value="22839" calcext:value-type="float">
            <text:p>2283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2];FINDB(&quot;/&quot;;[.A52];1)+1;FINDB(&quot;/&quot;;[.A52];FINDB(&quot;/&quot;;[.A52];1)+1)-FINDB(&quot;/&quot;;[.A52];1)-1))" office:value-type="float" office:value="8388607" calcext:value-type="float">
            <text:p>8388607</text:p>
          </table:table-cell>
          <table:table-cell table:formula="of:=VALUE([.D52])" office:value-type="float" office:value="22839" calcext:value-type="float">
            <text:p>22839</text:p>
          </table:table-cell>
        </table:table-row>
        <table:table-row table:style-name="ro1">
          <table:table-cell office:value-type="string" calcext:value-type="string">
            <text:p>GBM_ItPrimeBench/16777215/2</text:p>
          </table:table-cell>
          <table:table-cell office:value-type="float" office:value="15285775" calcext:value-type="float">
            <text:p>15285775</text:p>
          </table:table-cell>
          <table:table-cell office:value-type="float" office:value="45.803" calcext:value-type="float">
            <text:p>45.803</text:p>
          </table:table-cell>
          <table:table-cell office:value-type="float" office:value="45.8025" calcext:value-type="float">
            <text:p>45.802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3];FINDB(&quot;/&quot;;[.A53];1)+1;FINDB(&quot;/&quot;;[.A53];FINDB(&quot;/&quot;;[.A53];1)+1)-FINDB(&quot;/&quot;;[.A53];1)-1))" office:value-type="float" office:value="16777215" calcext:value-type="float">
            <text:p>16777215</text:p>
          </table:table-cell>
          <table:table-cell table:formula="of:=VALUE([.D53])" office:value-type="float" office:value="45.8025" calcext:value-type="float">
            <text:p>45.8025</text:p>
          </table:table-cell>
        </table:table-row>
        <table:table-row table:style-name="ro1">
          <table:table-cell office:value-type="string" calcext:value-type="string">
            <text:p>GBM_ItPrimeBench/33554431/2</text:p>
          </table:table-cell>
          <table:table-cell office:value-type="float" office:value="26498" calcext:value-type="float">
            <text:p>26498</text:p>
          </table:table-cell>
          <table:table-cell office:value-type="float" office:value="26223" calcext:value-type="float">
            <text:p>26223</text:p>
          </table:table-cell>
          <table:table-cell office:value-type="float" office:value="26221.8" calcext:value-type="float">
            <text:p>26221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4];FINDB(&quot;/&quot;;[.A54];1)+1;FINDB(&quot;/&quot;;[.A54];FINDB(&quot;/&quot;;[.A54];1)+1)-FINDB(&quot;/&quot;;[.A54];1)-1))" office:value-type="float" office:value="33554431" calcext:value-type="float">
            <text:p>33554431</text:p>
          </table:table-cell>
          <table:table-cell table:formula="of:=VALUE([.D54])" office:value-type="float" office:value="26221.8" calcext:value-type="float">
            <text:p>26221.8</text:p>
          </table:table-cell>
        </table:table-row>
        <table:table-row table:style-name="ro1">
          <table:table-cell office:value-type="string" calcext:value-type="string">
            <text:p>GBM_ItPrimeBench/67108863/2</text:p>
          </table:table-cell>
          <table:table-cell office:value-type="float" office:value="15286793" calcext:value-type="float">
            <text:p>15286793</text:p>
          </table:table-cell>
          <table:table-cell office:value-type="float" office:value="45.8027" calcext:value-type="float">
            <text:p>45.8027</text:p>
          </table:table-cell>
          <table:table-cell office:value-type="float" office:value="45.8014" calcext:value-type="float">
            <text:p>45.801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5];FINDB(&quot;/&quot;;[.A55];1)+1;FINDB(&quot;/&quot;;[.A55];FINDB(&quot;/&quot;;[.A55];1)+1)-FINDB(&quot;/&quot;;[.A55];1)-1))" office:value-type="float" office:value="67108863" calcext:value-type="float">
            <text:p>67108863</text:p>
          </table:table-cell>
          <table:table-cell table:formula="of:=VALUE([.D55])" office:value-type="float" office:value="45.8014" calcext:value-type="float">
            <text:p>45.8014</text:p>
          </table:table-cell>
        </table:table-row>
        <table:table-row table:style-name="ro1">
          <table:table-cell office:value-type="string" calcext:value-type="string">
            <text:p>GBM_ItPrimeBench/134217727/2</text:p>
          </table:table-cell>
          <table:table-cell office:value-type="float" office:value="23016" calcext:value-type="float">
            <text:p>23016</text:p>
          </table:table-cell>
          <table:table-cell office:value-type="float" office:value="30262.2" calcext:value-type="float">
            <text:p>30262.2</text:p>
          </table:table-cell>
          <table:table-cell office:value-type="float" office:value="30261" calcext:value-type="float">
            <text:p>3026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6];FINDB(&quot;/&quot;;[.A56];1)+1;FINDB(&quot;/&quot;;[.A56];FINDB(&quot;/&quot;;[.A56];1)+1)-FINDB(&quot;/&quot;;[.A56];1)-1))" office:value-type="float" office:value="134217727" calcext:value-type="float">
            <text:p>134217727</text:p>
          </table:table-cell>
          <table:table-cell table:formula="of:=VALUE([.D56])" office:value-type="float" office:value="30261" calcext:value-type="float">
            <text:p>30261</text:p>
          </table:table-cell>
        </table:table-row>
        <table:table-row table:style-name="ro1">
          <table:table-cell office:value-type="string" calcext:value-type="string">
            <text:p>GBM_ItPrimeBench/268435455/2</text:p>
          </table:table-cell>
          <table:table-cell office:value-type="float" office:value="15286728" calcext:value-type="float">
            <text:p>15286728</text:p>
          </table:table-cell>
          <table:table-cell office:value-type="float" office:value="45.81" calcext:value-type="float">
            <text:p>45.81</text:p>
          </table:table-cell>
          <table:table-cell office:value-type="float" office:value="45.8085" calcext:value-type="float">
            <text:p>45.808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7];FINDB(&quot;/&quot;;[.A57];1)+1;FINDB(&quot;/&quot;;[.A57];FINDB(&quot;/&quot;;[.A57];1)+1)-FINDB(&quot;/&quot;;[.A57];1)-1))" office:value-type="float" office:value="268435455" calcext:value-type="float">
            <text:p>268435455</text:p>
          </table:table-cell>
          <table:table-cell table:formula="of:=VALUE([.D57])" office:value-type="float" office:value="45.8085" calcext:value-type="float">
            <text:p>45.8085</text:p>
          </table:table-cell>
        </table:table-row>
        <table:table-row table:style-name="ro1">
          <table:table-cell office:value-type="string" calcext:value-type="string">
            <text:p>GBM_ItPrimeBench/536870911/2</text:p>
          </table:table-cell>
          <table:table-cell office:value-type="float" office:value="20489" calcext:value-type="float">
            <text:p>20489</text:p>
          </table:table-cell>
          <table:table-cell office:value-type="float" office:value="34134.9" calcext:value-type="float">
            <text:p>34134.9</text:p>
          </table:table-cell>
          <table:table-cell office:value-type="float" office:value="34133.8" calcext:value-type="float">
            <text:p>34133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8];FINDB(&quot;/&quot;;[.A58];1)+1;FINDB(&quot;/&quot;;[.A58];FINDB(&quot;/&quot;;[.A58];1)+1)-FINDB(&quot;/&quot;;[.A58];1)-1))" office:value-type="float" office:value="536870911" calcext:value-type="float">
            <text:p>536870911</text:p>
          </table:table-cell>
          <table:table-cell table:formula="of:=VALUE([.D58])" office:value-type="float" office:value="34133.8" calcext:value-type="float">
            <text:p>34133.8</text:p>
          </table:table-cell>
        </table:table-row>
        <table:table-row table:style-name="ro1">
          <table:table-cell office:value-type="string" calcext:value-type="string">
            <text:p>GBM_ItPrimeBench/1073741823/2</text:p>
          </table:table-cell>
          <table:table-cell office:value-type="float" office:value="15284475" calcext:value-type="float">
            <text:p>15284475</text:p>
          </table:table-cell>
          <table:table-cell office:value-type="float" office:value="45.8085" calcext:value-type="float">
            <text:p>45.8085</text:p>
          </table:table-cell>
          <table:table-cell office:value-type="float" office:value="45.8068" calcext:value-type="float">
            <text:p>45.806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59];FINDB(&quot;/&quot;;[.A59];1)+1;FINDB(&quot;/&quot;;[.A59];FINDB(&quot;/&quot;;[.A59];1)+1)-FINDB(&quot;/&quot;;[.A59];1)-1))" office:value-type="float" office:value="1073741823" calcext:value-type="float">
            <text:p>1073741823</text:p>
          </table:table-cell>
          <table:table-cell table:formula="of:=VALUE([.D59])" office:value-type="float" office:value="45.8068" calcext:value-type="float">
            <text:p>45.8068</text:p>
          </table:table-cell>
        </table:table-row>
        <table:table-row table:style-name="ro1">
          <table:table-cell office:value-type="string" calcext:value-type="string">
            <text:p>GBM_ItPrimeBench/2147483647/2</text:p>
          </table:table-cell>
          <table:table-cell office:value-type="float" office:value="835" calcext:value-type="float">
            <text:p>835</text:p>
          </table:table-cell>
          <table:table-cell office:value-type="float" office:value="842697" calcext:value-type="float">
            <text:p>842697</text:p>
          </table:table-cell>
          <table:table-cell office:value-type="float" office:value="842667" calcext:value-type="float">
            <text:p>84266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60];FINDB(&quot;/&quot;;[.A60];1)+1;FINDB(&quot;/&quot;;[.A60];FINDB(&quot;/&quot;;[.A60];1)+1)-FINDB(&quot;/&quot;;[.A60];1)-1))" office:value-type="float" office:value="2147483647" calcext:value-type="float">
            <text:p>2147483647</text:p>
          </table:table-cell>
          <table:table-cell table:formula="of:=VALUE([.D60])" office:value-type="float" office:value="842667" calcext:value-type="float">
            <text:p>842667</text:p>
          </table:table-cell>
        </table:table-row>
        <table:table-row table:style-name="ro1">
          <table:table-cell office:value-type="string" calcext:value-type="string">
            <text:p>GBM_ItPrimeBench/4294967295/2</text:p>
          </table:table-cell>
          <table:table-cell office:value-type="float" office:value="15280462" calcext:value-type="float">
            <text:p>15280462</text:p>
          </table:table-cell>
          <table:table-cell office:value-type="float" office:value="45.8051" calcext:value-type="float">
            <text:p>45.8051</text:p>
          </table:table-cell>
          <table:table-cell office:value-type="float" office:value="45.8029" calcext:value-type="float">
            <text:p>45.802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61];FINDB(&quot;/&quot;;[.A61];1)+1;FINDB(&quot;/&quot;;[.A61];FINDB(&quot;/&quot;;[.A61];1)+1)-FINDB(&quot;/&quot;;[.A61];1)-1))" office:value-type="float" office:value="4294967295" calcext:value-type="float">
            <text:p>4294967295</text:p>
          </table:table-cell>
          <table:table-cell table:formula="of:=VALUE([.D61])" office:value-type="float" office:value="45.8029" calcext:value-type="float">
            <text:p>45.8029</text:p>
          </table:table-cell>
        </table:table-row>
        <table:table-row table:style-name="ro1">
          <table:table-cell office:value-type="string" calcext:value-type="string">
            <text:p>GBM_ItPrimeBench/65537/0</text:p>
          </table:table-cell>
          <table:table-cell office:value-type="float" office:value="493" calcext:value-type="float">
            <text:p>493</text:p>
          </table:table-cell>
          <table:table-cell office:value-type="float" office:value="1366060" calcext:value-type="float">
            <text:p>1366060</text:p>
          </table:table-cell>
          <table:table-cell office:value-type="float" office:value="1366030" calcext:value-type="float">
            <text:p>1366030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: this is a Prime!!!</text:p>
          </table:table-cell>
          <table:table-cell table:number-columns-repeated="2"/>
          <table:table-cell table:formula="of:=NUMBERVALUE(MIDB([.A62];FINDB(&quot;/&quot;;[.A62];1)+1;FINDB(&quot;/&quot;;[.A62];FINDB(&quot;/&quot;;[.A62];1)+1)-FINDB(&quot;/&quot;;[.A62];1)-1))" office:value-type="float" office:value="65537" calcext:value-type="float">
            <text:p>65537</text:p>
          </table:table-cell>
          <table:table-cell table:formula="of:=VALUE([.D62])" office:value-type="float" office:value="1366030" calcext:value-type="float">
            <text:p>1366030</text:p>
          </table:table-cell>
        </table:table-row>
        <table:table-row table:style-name="ro1">
          <table:table-cell office:value-type="string" calcext:value-type="string">
            <text:p>GBM_ItPrimeBench/131073/0</text:p>
          </table:table-cell>
          <table:table-cell office:value-type="float" office:value="18011855" calcext:value-type="float">
            <text:p>18011855</text:p>
          </table:table-cell>
          <table:table-cell office:value-type="float" office:value="38.8728" calcext:value-type="float">
            <text:p>38.8728</text:p>
          </table:table-cell>
          <table:table-cell office:value-type="float" office:value="38.8721" calcext:value-type="float">
            <text:p>38.872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3];FINDB(&quot;/&quot;;[.A63];1)+1;FINDB(&quot;/&quot;;[.A63];FINDB(&quot;/&quot;;[.A63];1)+1)-FINDB(&quot;/&quot;;[.A63];1)-1))" office:value-type="float" office:value="131073" calcext:value-type="float">
            <text:p>131073</text:p>
          </table:table-cell>
          <table:table-cell table:formula="of:=VALUE([.D63])" office:value-type="float" office:value="38.8721" calcext:value-type="float">
            <text:p>38.8721</text:p>
          </table:table-cell>
        </table:table-row>
        <table:table-row table:style-name="ro1">
          <table:table-cell office:value-type="string" calcext:value-type="string">
            <text:p>GBM_ItPrimeBench/262145/0</text:p>
          </table:table-cell>
          <table:table-cell office:value-type="float" office:value="7529393" calcext:value-type="float">
            <text:p>7529393</text:p>
          </table:table-cell>
          <table:table-cell office:value-type="float" office:value="93.1687" calcext:value-type="float">
            <text:p>93.1687</text:p>
          </table:table-cell>
          <table:table-cell office:value-type="float" office:value="93.166" calcext:value-type="float">
            <text:p>93.16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4];FINDB(&quot;/&quot;;[.A64];1)+1;FINDB(&quot;/&quot;;[.A64];FINDB(&quot;/&quot;;[.A64];1)+1)-FINDB(&quot;/&quot;;[.A64];1)-1))" office:value-type="float" office:value="262145" calcext:value-type="float">
            <text:p>262145</text:p>
          </table:table-cell>
          <table:table-cell table:formula="of:=VALUE([.D64])" office:value-type="float" office:value="93.166" calcext:value-type="float">
            <text:p>93.166</text:p>
          </table:table-cell>
        </table:table-row>
        <table:table-row table:style-name="ro1">
          <table:table-cell office:value-type="string" calcext:value-type="string">
            <text:p>GBM_ItPrimeBench/524289/0</text:p>
          </table:table-cell>
          <table:table-cell office:value-type="float" office:value="18006655" calcext:value-type="float">
            <text:p>18006655</text:p>
          </table:table-cell>
          <table:table-cell office:value-type="float" office:value="38.8706" calcext:value-type="float">
            <text:p>38.8706</text:p>
          </table:table-cell>
          <table:table-cell office:value-type="float" office:value="38.8687" calcext:value-type="float">
            <text:p>38.868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5];FINDB(&quot;/&quot;;[.A65];1)+1;FINDB(&quot;/&quot;;[.A65];FINDB(&quot;/&quot;;[.A65];1)+1)-FINDB(&quot;/&quot;;[.A65];1)-1))" office:value-type="float" office:value="524289" calcext:value-type="float">
            <text:p>524289</text:p>
          </table:table-cell>
          <table:table-cell table:formula="of:=VALUE([.D65])" office:value-type="float" office:value="38.8687" calcext:value-type="float">
            <text:p>38.8687</text:p>
          </table:table-cell>
        </table:table-row>
        <table:table-row table:style-name="ro1">
          <table:table-cell office:value-type="string" calcext:value-type="string">
            <text:p>GBM_ItPrimeBench/1048577/0</text:p>
          </table:table-cell>
          <table:table-cell office:value-type="float" office:value="2036195" calcext:value-type="float">
            <text:p>2036195</text:p>
          </table:table-cell>
          <table:table-cell office:value-type="float" office:value="343.808" calcext:value-type="float">
            <text:p>343.808</text:p>
          </table:table-cell>
          <table:table-cell office:value-type="float" office:value="343.8" calcext:value-type="float">
            <text:p>343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6];FINDB(&quot;/&quot;;[.A66];1)+1;FINDB(&quot;/&quot;;[.A66];FINDB(&quot;/&quot;;[.A66];1)+1)-FINDB(&quot;/&quot;;[.A66];1)-1))" office:value-type="float" office:value="1048577" calcext:value-type="float">
            <text:p>1048577</text:p>
          </table:table-cell>
          <table:table-cell table:formula="of:=VALUE([.D66])" office:value-type="float" office:value="343.8" calcext:value-type="float">
            <text:p>343.8</text:p>
          </table:table-cell>
        </table:table-row>
        <table:table-row table:style-name="ro1">
          <table:table-cell office:value-type="string" calcext:value-type="string">
            <text:p>GBM_ItPrimeBench/2097153/0</text:p>
          </table:table-cell>
          <table:table-cell office:value-type="float" office:value="17979854" calcext:value-type="float">
            <text:p>17979854</text:p>
          </table:table-cell>
          <table:table-cell office:value-type="float" office:value="38.9688" calcext:value-type="float">
            <text:p>38.9688</text:p>
          </table:table-cell>
          <table:table-cell office:value-type="float" office:value="38.9679" calcext:value-type="float">
            <text:p>38.967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7];FINDB(&quot;/&quot;;[.A67];1)+1;FINDB(&quot;/&quot;;[.A67];FINDB(&quot;/&quot;;[.A67];1)+1)-FINDB(&quot;/&quot;;[.A67];1)-1))" office:value-type="float" office:value="2097153" calcext:value-type="float">
            <text:p>2097153</text:p>
          </table:table-cell>
          <table:table-cell table:formula="of:=VALUE([.D67])" office:value-type="float" office:value="38.9679" calcext:value-type="float">
            <text:p>38.9679</text:p>
          </table:table-cell>
        </table:table-row>
        <table:table-row table:style-name="ro1">
          <table:table-cell office:value-type="string" calcext:value-type="string">
            <text:p>GBM_ItPrimeBench/4194305/0</text:p>
          </table:table-cell>
          <table:table-cell office:value-type="float" office:value="7437190" calcext:value-type="float">
            <text:p>7437190</text:p>
          </table:table-cell>
          <table:table-cell office:value-type="float" office:value="93.9248" calcext:value-type="float">
            <text:p>93.9248</text:p>
          </table:table-cell>
          <table:table-cell office:value-type="float" office:value="93.9222" calcext:value-type="float">
            <text:p>93.922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8];FINDB(&quot;/&quot;;[.A68];1)+1;FINDB(&quot;/&quot;;[.A68];FINDB(&quot;/&quot;;[.A68];1)+1)-FINDB(&quot;/&quot;;[.A68];1)-1))" office:value-type="float" office:value="4194305" calcext:value-type="float">
            <text:p>4194305</text:p>
          </table:table-cell>
          <table:table-cell table:formula="of:=VALUE([.D68])" office:value-type="float" office:value="93.9222" calcext:value-type="float">
            <text:p>93.9222</text:p>
          </table:table-cell>
        </table:table-row>
        <table:table-row table:style-name="ro1">
          <table:table-cell office:value-type="string" calcext:value-type="string">
            <text:p>GBM_ItPrimeBench/8388609/0</text:p>
          </table:table-cell>
          <table:table-cell office:value-type="float" office:value="17983717" calcext:value-type="float">
            <text:p>17983717</text:p>
          </table:table-cell>
          <table:table-cell office:value-type="float" office:value="38.9777" calcext:value-type="float">
            <text:p>38.9777</text:p>
          </table:table-cell>
          <table:table-cell office:value-type="float" office:value="38.9763" calcext:value-type="float">
            <text:p>38.97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69];FINDB(&quot;/&quot;;[.A69];1)+1;FINDB(&quot;/&quot;;[.A69];FINDB(&quot;/&quot;;[.A69];1)+1)-FINDB(&quot;/&quot;;[.A69];1)-1))" office:value-type="float" office:value="8388609" calcext:value-type="float">
            <text:p>8388609</text:p>
          </table:table-cell>
          <table:table-cell table:formula="of:=VALUE([.D69])" office:value-type="float" office:value="38.9763" calcext:value-type="float">
            <text:p>38.9763</text:p>
          </table:table-cell>
        </table:table-row>
        <table:table-row table:style-name="ro1">
          <table:table-cell office:value-type="string" calcext:value-type="string">
            <text:p>GBM_ItPrimeBench/16777217/0</text:p>
          </table:table-cell>
          <table:table-cell office:value-type="float" office:value="348116" calcext:value-type="float">
            <text:p>348116</text:p>
          </table:table-cell>
          <table:table-cell office:value-type="float" office:value="2011.29" calcext:value-type="float">
            <text:p>2011.29</text:p>
          </table:table-cell>
          <table:table-cell office:value-type="float" office:value="2011.26" calcext:value-type="float">
            <text:p>2011.2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0];FINDB(&quot;/&quot;;[.A70];1)+1;FINDB(&quot;/&quot;;[.A70];FINDB(&quot;/&quot;;[.A70];1)+1)-FINDB(&quot;/&quot;;[.A70];1)-1))" office:value-type="float" office:value="16777217" calcext:value-type="float">
            <text:p>16777217</text:p>
          </table:table-cell>
          <table:table-cell table:formula="of:=VALUE([.D70])" office:value-type="float" office:value="2011.26" calcext:value-type="float">
            <text:p>2011.26</text:p>
          </table:table-cell>
        </table:table-row>
        <table:table-row table:style-name="ro1">
          <table:table-cell office:value-type="string" calcext:value-type="string">
            <text:p>GBM_ItPrimeBench/33554433/0</text:p>
          </table:table-cell>
          <table:table-cell office:value-type="float" office:value="17959498" calcext:value-type="float">
            <text:p>17959498</text:p>
          </table:table-cell>
          <table:table-cell office:value-type="float" office:value="38.8739" calcext:value-type="float">
            <text:p>38.8739</text:p>
          </table:table-cell>
          <table:table-cell office:value-type="float" office:value="38.8728" calcext:value-type="float">
            <text:p>38.872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1];FINDB(&quot;/&quot;;[.A71];1)+1;FINDB(&quot;/&quot;;[.A71];FINDB(&quot;/&quot;;[.A71];1)+1)-FINDB(&quot;/&quot;;[.A71];1)-1))" office:value-type="float" office:value="33554433" calcext:value-type="float">
            <text:p>33554433</text:p>
          </table:table-cell>
          <table:table-cell table:formula="of:=VALUE([.D71])" office:value-type="float" office:value="38.8728" calcext:value-type="float">
            <text:p>38.8728</text:p>
          </table:table-cell>
        </table:table-row>
        <table:table-row table:style-name="ro1">
          <table:table-cell office:value-type="string" calcext:value-type="string">
            <text:p>GBM_ItPrimeBench/67108865/0</text:p>
          </table:table-cell>
          <table:table-cell office:value-type="float" office:value="7474357" calcext:value-type="float">
            <text:p>7474357</text:p>
          </table:table-cell>
          <table:table-cell office:value-type="float" office:value="93.7001" calcext:value-type="float">
            <text:p>93.7001</text:p>
          </table:table-cell>
          <table:table-cell office:value-type="float" office:value="93.6975" calcext:value-type="float">
            <text:p>93.697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2];FINDB(&quot;/&quot;;[.A72];1)+1;FINDB(&quot;/&quot;;[.A72];FINDB(&quot;/&quot;;[.A72];1)+1)-FINDB(&quot;/&quot;;[.A72];1)-1))" office:value-type="float" office:value="67108865" calcext:value-type="float">
            <text:p>67108865</text:p>
          </table:table-cell>
          <table:table-cell table:formula="of:=VALUE([.D72])" office:value-type="float" office:value="93.6975" calcext:value-type="float">
            <text:p>93.6975</text:p>
          </table:table-cell>
        </table:table-row>
        <table:table-row table:style-name="ro1">
          <table:table-cell office:value-type="string" calcext:value-type="string">
            <text:p>GBM_ItPrimeBench/134217729/0</text:p>
          </table:table-cell>
          <table:table-cell office:value-type="float" office:value="17982879" calcext:value-type="float">
            <text:p>17982879</text:p>
          </table:table-cell>
          <table:table-cell office:value-type="float" office:value="38.9674" calcext:value-type="float">
            <text:p>38.9674</text:p>
          </table:table-cell>
          <table:table-cell office:value-type="float" office:value="38.9657" calcext:value-type="float">
            <text:p>38.965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3];FINDB(&quot;/&quot;;[.A73];1)+1;FINDB(&quot;/&quot;;[.A73];FINDB(&quot;/&quot;;[.A73];1)+1)-FINDB(&quot;/&quot;;[.A73];1)-1))" office:value-type="float" office:value="134217729" calcext:value-type="float">
            <text:p>134217729</text:p>
          </table:table-cell>
          <table:table-cell table:formula="of:=VALUE([.D73])" office:value-type="float" office:value="38.9657" calcext:value-type="float">
            <text:p>38.9657</text:p>
          </table:table-cell>
        </table:table-row>
        <table:table-row table:style-name="ro1">
          <table:table-cell office:value-type="string" calcext:value-type="string">
            <text:p>GBM_ItPrimeBench/268435457/0</text:p>
          </table:table-cell>
          <table:table-cell office:value-type="float" office:value="2034083" calcext:value-type="float">
            <text:p>2034083</text:p>
          </table:table-cell>
          <table:table-cell office:value-type="float" office:value="343.877" calcext:value-type="float">
            <text:p>343.877</text:p>
          </table:table-cell>
          <table:table-cell office:value-type="float" office:value="343.873" calcext:value-type="float">
            <text:p>343.87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4];FINDB(&quot;/&quot;;[.A74];1)+1;FINDB(&quot;/&quot;;[.A74];FINDB(&quot;/&quot;;[.A74];1)+1)-FINDB(&quot;/&quot;;[.A74];1)-1))" office:value-type="float" office:value="268435457" calcext:value-type="float">
            <text:p>268435457</text:p>
          </table:table-cell>
          <table:table-cell table:formula="of:=VALUE([.D74])" office:value-type="float" office:value="343.873" calcext:value-type="float">
            <text:p>343.873</text:p>
          </table:table-cell>
        </table:table-row>
        <table:table-row table:style-name="ro1">
          <table:table-cell office:value-type="string" calcext:value-type="string">
            <text:p>GBM_ItPrimeBench/536870913/0</text:p>
          </table:table-cell>
          <table:table-cell office:value-type="float" office:value="18004881" calcext:value-type="float">
            <text:p>18004881</text:p>
          </table:table-cell>
          <table:table-cell office:value-type="float" office:value="38.9847" calcext:value-type="float">
            <text:p>38.9847</text:p>
          </table:table-cell>
          <table:table-cell office:value-type="float" office:value="38.9835" calcext:value-type="float">
            <text:p>38.983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5];FINDB(&quot;/&quot;;[.A75];1)+1;FINDB(&quot;/&quot;;[.A75];FINDB(&quot;/&quot;;[.A75];1)+1)-FINDB(&quot;/&quot;;[.A75];1)-1))" office:value-type="float" office:value="536870913" calcext:value-type="float">
            <text:p>536870913</text:p>
          </table:table-cell>
          <table:table-cell table:formula="of:=VALUE([.D75])" office:value-type="float" office:value="38.9835" calcext:value-type="float">
            <text:p>38.9835</text:p>
          </table:table-cell>
        </table:table-row>
        <table:table-row table:style-name="ro1">
          <table:table-cell office:value-type="string" calcext:value-type="string">
            <text:p>GBM_ItPrimeBench/1073741825/0</text:p>
          </table:table-cell>
          <table:table-cell office:value-type="float" office:value="7437616" calcext:value-type="float">
            <text:p>7437616</text:p>
          </table:table-cell>
          <table:table-cell office:value-type="float" office:value="94.0146" calcext:value-type="float">
            <text:p>94.0146</text:p>
          </table:table-cell>
          <table:table-cell office:value-type="float" office:value="94.0084" calcext:value-type="float">
            <text:p>94.008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6];FINDB(&quot;/&quot;;[.A76];1)+1;FINDB(&quot;/&quot;;[.A76];FINDB(&quot;/&quot;;[.A76];1)+1)-FINDB(&quot;/&quot;;[.A76];1)-1))" office:value-type="float" office:value="1073741825" calcext:value-type="float">
            <text:p>1073741825</text:p>
          </table:table-cell>
          <table:table-cell table:formula="of:=VALUE([.D76])" office:value-type="float" office:value="94.0084" calcext:value-type="float">
            <text:p>94.0084</text:p>
          </table:table-cell>
        </table:table-row>
        <table:table-row table:style-name="ro1">
          <table:table-cell office:value-type="string" calcext:value-type="string">
            <text:p>GBM_ItPrimeBench/2147483649/0</text:p>
          </table:table-cell>
          <table:table-cell office:value-type="float" office:value="17930414" calcext:value-type="float">
            <text:p>17930414</text:p>
          </table:table-cell>
          <table:table-cell office:value-type="float" office:value="39.0347" calcext:value-type="float">
            <text:p>39.0347</text:p>
          </table:table-cell>
          <table:table-cell office:value-type="float" office:value="39.0344" calcext:value-type="float">
            <text:p>39.034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7];FINDB(&quot;/&quot;;[.A77];1)+1;FINDB(&quot;/&quot;;[.A77];FINDB(&quot;/&quot;;[.A77];1)+1)-FINDB(&quot;/&quot;;[.A77];1)-1))" office:value-type="float" office:value="2147483649" calcext:value-type="float">
            <text:p>2147483649</text:p>
          </table:table-cell>
          <table:table-cell table:formula="of:=VALUE([.D77])" office:value-type="float" office:value="39.0344" calcext:value-type="float">
            <text:p>39.0344</text:p>
          </table:table-cell>
        </table:table-row>
        <table:table-row table:style-name="ro1">
          <table:table-cell office:value-type="string" calcext:value-type="string">
            <text:p>GBM_ItPrimeBench/4294967297/0</text:p>
          </table:table-cell>
          <table:table-cell office:value-type="float" office:value="52327" calcext:value-type="float">
            <text:p>52327</text:p>
          </table:table-cell>
          <table:table-cell office:value-type="float" office:value="13378.6" calcext:value-type="float">
            <text:p>13378.6</text:p>
          </table:table-cell>
          <table:table-cell office:value-type="float" office:value="13378.2" calcext:value-type="float">
            <text:p>13378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BruteForce</text:p>
          </table:table-cell>
          <table:table-cell table:number-columns-repeated="2"/>
          <table:table-cell table:formula="of:=NUMBERVALUE(MIDB([.A78];FINDB(&quot;/&quot;;[.A78];1)+1;FINDB(&quot;/&quot;;[.A78];FINDB(&quot;/&quot;;[.A78];1)+1)-FINDB(&quot;/&quot;;[.A78];1)-1))" office:value-type="float" office:value="4294967297" calcext:value-type="float">
            <text:p>4294967297</text:p>
          </table:table-cell>
          <table:table-cell table:formula="of:=VALUE([.D78])" office:value-type="float" office:value="13378.2" calcext:value-type="float">
            <text:p>13378.2</text:p>
          </table:table-cell>
        </table:table-row>
        <table:table-row table:style-name="ro1">
          <table:table-cell office:value-type="string" calcext:value-type="string">
            <text:p>GBM_ItPrimeBench/65537/1</text:p>
          </table:table-cell>
          <table:table-cell office:value-type="float" office:value="6061" calcext:value-type="float">
            <text:p>6061</text:p>
          </table:table-cell>
          <table:table-cell office:value-type="float" office:value="114930" calcext:value-type="float">
            <text:p>114930</text:p>
          </table:table-cell>
          <table:table-cell office:value-type="float" office:value="114928" calcext:value-type="float">
            <text:p>11492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: this is a Prime!!!</text:p>
          </table:table-cell>
          <table:table-cell table:number-columns-repeated="2"/>
          <table:table-cell table:formula="of:=NUMBERVALUE(MIDB([.A79];FINDB(&quot;/&quot;;[.A79];1)+1;FINDB(&quot;/&quot;;[.A79];FINDB(&quot;/&quot;;[.A79];1)+1)-FINDB(&quot;/&quot;;[.A79];1)-1))" office:value-type="float" office:value="65537" calcext:value-type="float">
            <text:p>65537</text:p>
          </table:table-cell>
          <table:table-cell table:formula="of:=VALUE([.D79])" office:value-type="float" office:value="114928" calcext:value-type="float">
            <text:p>114928</text:p>
          </table:table-cell>
        </table:table-row>
        <table:table-row table:style-name="ro1">
          <table:table-cell office:value-type="string" calcext:value-type="string">
            <text:p>GBM_ItPrimeBench/131073/1</text:p>
          </table:table-cell>
          <table:table-cell office:value-type="float" office:value="63017" calcext:value-type="float">
            <text:p>63017</text:p>
          </table:table-cell>
          <table:table-cell office:value-type="float" office:value="11128" calcext:value-type="float">
            <text:p>11128</text:p>
          </table:table-cell>
          <table:table-cell office:value-type="float" office:value="11127.5" calcext:value-type="float">
            <text:p>11127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0];FINDB(&quot;/&quot;;[.A80];1)+1;FINDB(&quot;/&quot;;[.A80];FINDB(&quot;/&quot;;[.A80];1)+1)-FINDB(&quot;/&quot;;[.A80];1)-1))" office:value-type="float" office:value="131073" calcext:value-type="float">
            <text:p>131073</text:p>
          </table:table-cell>
          <table:table-cell table:formula="of:=VALUE([.D80])" office:value-type="float" office:value="11127.5" calcext:value-type="float">
            <text:p>11127.5</text:p>
          </table:table-cell>
        </table:table-row>
        <table:table-row table:style-name="ro1">
          <table:table-cell office:value-type="string" calcext:value-type="string">
            <text:p>GBM_ItPrimeBench/262145/1</text:p>
          </table:table-cell>
          <table:table-cell office:value-type="float" office:value="58776" calcext:value-type="float">
            <text:p>58776</text:p>
          </table:table-cell>
          <table:table-cell office:value-type="float" office:value="11985.5" calcext:value-type="float">
            <text:p>11985.5</text:p>
          </table:table-cell>
          <table:table-cell office:value-type="float" office:value="11985" calcext:value-type="float">
            <text:p>1198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1];FINDB(&quot;/&quot;;[.A81];1)+1;FINDB(&quot;/&quot;;[.A81];FINDB(&quot;/&quot;;[.A81];1)+1)-FINDB(&quot;/&quot;;[.A81];1)-1))" office:value-type="float" office:value="262145" calcext:value-type="float">
            <text:p>262145</text:p>
          </table:table-cell>
          <table:table-cell table:formula="of:=VALUE([.D81])" office:value-type="float" office:value="11985" calcext:value-type="float">
            <text:p>11985</text:p>
          </table:table-cell>
        </table:table-row>
        <table:table-row table:style-name="ro1">
          <table:table-cell office:value-type="string" calcext:value-type="string">
            <text:p>GBM_ItPrimeBench/524289/1</text:p>
          </table:table-cell>
          <table:table-cell office:value-type="float" office:value="54544" calcext:value-type="float">
            <text:p>54544</text:p>
          </table:table-cell>
          <table:table-cell office:value-type="float" office:value="12737.1" calcext:value-type="float">
            <text:p>12737.1</text:p>
          </table:table-cell>
          <table:table-cell office:value-type="float" office:value="12736.4" calcext:value-type="float">
            <text:p>12736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2];FINDB(&quot;/&quot;;[.A82];1)+1;FINDB(&quot;/&quot;;[.A82];FINDB(&quot;/&quot;;[.A82];1)+1)-FINDB(&quot;/&quot;;[.A82];1)-1))" office:value-type="float" office:value="524289" calcext:value-type="float">
            <text:p>524289</text:p>
          </table:table-cell>
          <table:table-cell table:formula="of:=VALUE([.D82])" office:value-type="float" office:value="12736.4" calcext:value-type="float">
            <text:p>12736.4</text:p>
          </table:table-cell>
        </table:table-row>
        <table:table-row table:style-name="ro1">
          <table:table-cell office:value-type="string" calcext:value-type="string">
            <text:p>GBM_ItPrimeBench/1048577/1</text:p>
          </table:table-cell>
          <table:table-cell office:value-type="float" office:value="51103" calcext:value-type="float">
            <text:p>51103</text:p>
          </table:table-cell>
          <table:table-cell office:value-type="float" office:value="13618.7" calcext:value-type="float">
            <text:p>13618.7</text:p>
          </table:table-cell>
          <table:table-cell office:value-type="float" office:value="13618.1" calcext:value-type="float">
            <text:p>13618.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3];FINDB(&quot;/&quot;;[.A83];1)+1;FINDB(&quot;/&quot;;[.A83];FINDB(&quot;/&quot;;[.A83];1)+1)-FINDB(&quot;/&quot;;[.A83];1)-1))" office:value-type="float" office:value="1048577" calcext:value-type="float">
            <text:p>1048577</text:p>
          </table:table-cell>
          <table:table-cell table:formula="of:=VALUE([.D83])" office:value-type="float" office:value="13618.1" calcext:value-type="float">
            <text:p>13618.1</text:p>
          </table:table-cell>
        </table:table-row>
        <table:table-row table:style-name="ro1">
          <table:table-cell office:value-type="string" calcext:value-type="string">
            <text:p>GBM_ItPrimeBench/2097153/1</text:p>
          </table:table-cell>
          <table:table-cell office:value-type="float" office:value="48371" calcext:value-type="float">
            <text:p>48371</text:p>
          </table:table-cell>
          <table:table-cell office:value-type="float" office:value="14632" calcext:value-type="float">
            <text:p>14632</text:p>
          </table:table-cell>
          <table:table-cell office:value-type="float" office:value="14631.8" calcext:value-type="float">
            <text:p>14631.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4];FINDB(&quot;/&quot;;[.A84];1)+1;FINDB(&quot;/&quot;;[.A84];FINDB(&quot;/&quot;;[.A84];1)+1)-FINDB(&quot;/&quot;;[.A84];1)-1))" office:value-type="float" office:value="2097153" calcext:value-type="float">
            <text:p>2097153</text:p>
          </table:table-cell>
          <table:table-cell table:formula="of:=VALUE([.D84])" office:value-type="float" office:value="14631.8" calcext:value-type="float">
            <text:p>14631.8</text:p>
          </table:table-cell>
        </table:table-row>
        <table:table-row table:style-name="ro1">
          <table:table-cell office:value-type="string" calcext:value-type="string">
            <text:p>GBM_ItPrimeBench/4194305/1</text:p>
          </table:table-cell>
          <table:table-cell office:value-type="float" office:value="45189" calcext:value-type="float">
            <text:p>45189</text:p>
          </table:table-cell>
          <table:table-cell office:value-type="float" office:value="15529.1" calcext:value-type="float">
            <text:p>15529.1</text:p>
          </table:table-cell>
          <table:table-cell office:value-type="float" office:value="15528.4" calcext:value-type="float">
            <text:p>15528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5];FINDB(&quot;/&quot;;[.A85];1)+1;FINDB(&quot;/&quot;;[.A85];FINDB(&quot;/&quot;;[.A85];1)+1)-FINDB(&quot;/&quot;;[.A85];1)-1))" office:value-type="float" office:value="4194305" calcext:value-type="float">
            <text:p>4194305</text:p>
          </table:table-cell>
          <table:table-cell table:formula="of:=VALUE([.D85])" office:value-type="float" office:value="15528.4" calcext:value-type="float">
            <text:p>15528.4</text:p>
          </table:table-cell>
        </table:table-row>
        <table:table-row table:style-name="ro1">
          <table:table-cell office:value-type="string" calcext:value-type="string">
            <text:p>GBM_ItPrimeBench/8388609/1</text:p>
          </table:table-cell>
          <table:table-cell office:value-type="float" office:value="42683" calcext:value-type="float">
            <text:p>42683</text:p>
          </table:table-cell>
          <table:table-cell office:value-type="float" office:value="16613.6" calcext:value-type="float">
            <text:p>16613.6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6];FINDB(&quot;/&quot;;[.A86];1)+1;FINDB(&quot;/&quot;;[.A86];FINDB(&quot;/&quot;;[.A86];1)+1)-FINDB(&quot;/&quot;;[.A86];1)-1))" office:value-type="float" office:value="8388609" calcext:value-type="float">
            <text:p>8388609</text:p>
          </table:table-cell>
          <table:table-cell table:formula="of:=VALUE([.D86])" office:value-type="float" office:value="16613" calcext:value-type="float">
            <text:p>16613</text:p>
          </table:table-cell>
        </table:table-row>
        <table:table-row table:style-name="ro1">
          <table:table-cell office:value-type="string" calcext:value-type="string">
            <text:p>GBM_ItPrimeBench/16777217/1</text:p>
          </table:table-cell>
          <table:table-cell office:value-type="float" office:value="40084" calcext:value-type="float">
            <text:p>40084</text:p>
          </table:table-cell>
          <table:table-cell office:value-type="float" office:value="17454.3" calcext:value-type="float">
            <text:p>17454.3</text:p>
          </table:table-cell>
          <table:table-cell office:value-type="float" office:value="17453.7" calcext:value-type="float">
            <text:p>17453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7];FINDB(&quot;/&quot;;[.A87];1)+1;FINDB(&quot;/&quot;;[.A87];FINDB(&quot;/&quot;;[.A87];1)+1)-FINDB(&quot;/&quot;;[.A87];1)-1))" office:value-type="float" office:value="16777217" calcext:value-type="float">
            <text:p>16777217</text:p>
          </table:table-cell>
          <table:table-cell table:formula="of:=VALUE([.D87])" office:value-type="float" office:value="17453.7" calcext:value-type="float">
            <text:p>17453.7</text:p>
          </table:table-cell>
        </table:table-row>
        <table:table-row table:style-name="ro1">
          <table:table-cell office:value-type="string" calcext:value-type="string">
            <text:p>GBM_ItPrimeBench/33554433/1</text:p>
          </table:table-cell>
          <table:table-cell office:value-type="float" office:value="37933" calcext:value-type="float">
            <text:p>37933</text:p>
          </table:table-cell>
          <table:table-cell office:value-type="float" office:value="18455" calcext:value-type="float">
            <text:p>18455</text:p>
          </table:table-cell>
          <table:table-cell office:value-type="float" office:value="18454.4" calcext:value-type="float">
            <text:p>18454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8];FINDB(&quot;/&quot;;[.A88];1)+1;FINDB(&quot;/&quot;;[.A88];FINDB(&quot;/&quot;;[.A88];1)+1)-FINDB(&quot;/&quot;;[.A88];1)-1))" office:value-type="float" office:value="33554433" calcext:value-type="float">
            <text:p>33554433</text:p>
          </table:table-cell>
          <table:table-cell table:formula="of:=VALUE([.D88])" office:value-type="float" office:value="18454.4" calcext:value-type="float">
            <text:p>18454.4</text:p>
          </table:table-cell>
        </table:table-row>
        <table:table-row table:style-name="ro1">
          <table:table-cell office:value-type="string" calcext:value-type="string">
            <text:p>GBM_ItPrimeBench/67108865/1</text:p>
          </table:table-cell>
          <table:table-cell office:value-type="float" office:value="35343" calcext:value-type="float">
            <text:p>35343</text:p>
          </table:table-cell>
          <table:table-cell office:value-type="float" office:value="19517.3" calcext:value-type="float">
            <text:p>19517.3</text:p>
          </table:table-cell>
          <table:table-cell office:value-type="float" office:value="19516.5" calcext:value-type="float">
            <text:p>19516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89];FINDB(&quot;/&quot;;[.A89];1)+1;FINDB(&quot;/&quot;;[.A89];FINDB(&quot;/&quot;;[.A89];1)+1)-FINDB(&quot;/&quot;;[.A89];1)-1))" office:value-type="float" office:value="67108865" calcext:value-type="float">
            <text:p>67108865</text:p>
          </table:table-cell>
          <table:table-cell table:formula="of:=VALUE([.D89])" office:value-type="float" office:value="19516.5" calcext:value-type="float">
            <text:p>19516.5</text:p>
          </table:table-cell>
        </table:table-row>
        <table:table-row table:style-name="ro1">
          <table:table-cell office:value-type="string" calcext:value-type="string">
            <text:p>GBM_ItPrimeBench/134217729/1</text:p>
          </table:table-cell>
          <table:table-cell office:value-type="float" office:value="33990" calcext:value-type="float">
            <text:p>33990</text:p>
          </table:table-cell>
          <table:table-cell office:value-type="float" office:value="20667.1" calcext:value-type="float">
            <text:p>20667.1</text:p>
          </table:table-cell>
          <table:table-cell office:value-type="float" office:value="20666.2" calcext:value-type="float">
            <text:p>20666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0];FINDB(&quot;/&quot;;[.A90];1)+1;FINDB(&quot;/&quot;;[.A90];FINDB(&quot;/&quot;;[.A90];1)+1)-FINDB(&quot;/&quot;;[.A90];1)-1))" office:value-type="float" office:value="134217729" calcext:value-type="float">
            <text:p>134217729</text:p>
          </table:table-cell>
          <table:table-cell table:formula="of:=VALUE([.D90])" office:value-type="float" office:value="20666.2" calcext:value-type="float">
            <text:p>20666.2</text:p>
          </table:table-cell>
        </table:table-row>
        <table:table-row table:style-name="ro1">
          <table:table-cell office:value-type="string" calcext:value-type="string">
            <text:p>GBM_ItPrimeBench/268435457/1</text:p>
          </table:table-cell>
          <table:table-cell office:value-type="float" office:value="32154" calcext:value-type="float">
            <text:p>32154</text:p>
          </table:table-cell>
          <table:table-cell office:value-type="float" office:value="22096.4" calcext:value-type="float">
            <text:p>22096.4</text:p>
          </table:table-cell>
          <table:table-cell office:value-type="float" office:value="22095.4" calcext:value-type="float">
            <text:p>22095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1];FINDB(&quot;/&quot;;[.A91];1)+1;FINDB(&quot;/&quot;;[.A91];FINDB(&quot;/&quot;;[.A91];1)+1)-FINDB(&quot;/&quot;;[.A91];1)-1))" office:value-type="float" office:value="268435457" calcext:value-type="float">
            <text:p>268435457</text:p>
          </table:table-cell>
          <table:table-cell table:formula="of:=VALUE([.D91])" office:value-type="float" office:value="22095.4" calcext:value-type="float">
            <text:p>22095.4</text:p>
          </table:table-cell>
        </table:table-row>
        <table:table-row table:style-name="ro1">
          <table:table-cell office:value-type="string" calcext:value-type="string">
            <text:p>GBM_ItPrimeBench/536870913/1</text:p>
          </table:table-cell>
          <table:table-cell office:value-type="float" office:value="30540" calcext:value-type="float">
            <text:p>30540</text:p>
          </table:table-cell>
          <table:table-cell office:value-type="float" office:value="23049.2" calcext:value-type="float">
            <text:p>23049.2</text:p>
          </table:table-cell>
          <table:table-cell office:value-type="float" office:value="23048.4" calcext:value-type="float">
            <text:p>23048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2];FINDB(&quot;/&quot;;[.A92];1)+1;FINDB(&quot;/&quot;;[.A92];FINDB(&quot;/&quot;;[.A92];1)+1)-FINDB(&quot;/&quot;;[.A92];1)-1))" office:value-type="float" office:value="536870913" calcext:value-type="float">
            <text:p>536870913</text:p>
          </table:table-cell>
          <table:table-cell table:formula="of:=VALUE([.D92])" office:value-type="float" office:value="23048.4" calcext:value-type="float">
            <text:p>23048.4</text:p>
          </table:table-cell>
        </table:table-row>
        <table:table-row table:style-name="ro1">
          <table:table-cell office:value-type="string" calcext:value-type="string">
            <text:p>GBM_ItPrimeBench/1073741825/1</text:p>
          </table:table-cell>
          <table:table-cell office:value-type="float" office:value="28939" calcext:value-type="float">
            <text:p>28939</text:p>
          </table:table-cell>
          <table:table-cell office:value-type="float" office:value="24166.5" calcext:value-type="float">
            <text:p>24166.5</text:p>
          </table:table-cell>
          <table:table-cell office:value-type="float" office:value="24165.7" calcext:value-type="float">
            <text:p>24165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3];FINDB(&quot;/&quot;;[.A93];1)+1;FINDB(&quot;/&quot;;[.A93];FINDB(&quot;/&quot;;[.A93];1)+1)-FINDB(&quot;/&quot;;[.A93];1)-1))" office:value-type="float" office:value="1073741825" calcext:value-type="float">
            <text:p>1073741825</text:p>
          </table:table-cell>
          <table:table-cell table:formula="of:=VALUE([.D93])" office:value-type="float" office:value="24165.7" calcext:value-type="float">
            <text:p>24165.7</text:p>
          </table:table-cell>
        </table:table-row>
        <table:table-row table:style-name="ro1">
          <table:table-cell office:value-type="string" calcext:value-type="string">
            <text:p>GBM_ItPrimeBench/2147483649/1</text:p>
          </table:table-cell>
          <table:table-cell office:value-type="float" office:value="27508" calcext:value-type="float">
            <text:p>27508</text:p>
          </table:table-cell>
          <table:table-cell office:value-type="float" office:value="25391.4" calcext:value-type="float">
            <text:p>25391.4</text:p>
          </table:table-cell>
          <table:table-cell office:value-type="float" office:value="25390.7" calcext:value-type="float">
            <text:p>25390.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4];FINDB(&quot;/&quot;;[.A94];1)+1;FINDB(&quot;/&quot;;[.A94];FINDB(&quot;/&quot;;[.A94];1)+1)-FINDB(&quot;/&quot;;[.A94];1)-1))" office:value-type="float" office:value="2147483649" calcext:value-type="float">
            <text:p>2147483649</text:p>
          </table:table-cell>
          <table:table-cell table:formula="of:=VALUE([.D94])" office:value-type="float" office:value="25390.7" calcext:value-type="float">
            <text:p>25390.7</text:p>
          </table:table-cell>
        </table:table-row>
        <table:table-row table:style-name="ro1">
          <table:table-cell office:value-type="string" calcext:value-type="string">
            <text:p>GBM_ItPrimeBench/4294967297/1</text:p>
          </table:table-cell>
          <table:table-cell office:value-type="float" office:value="26244" calcext:value-type="float">
            <text:p>26244</text:p>
          </table:table-cell>
          <table:table-cell office:value-type="float" office:value="26725.5" calcext:value-type="float">
            <text:p>26725.5</text:p>
          </table:table-cell>
          <table:table-cell office:value-type="float" office:value="26724.5" calcext:value-type="float">
            <text:p>26724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</text:p>
          </table:table-cell>
          <table:table-cell table:number-columns-repeated="2"/>
          <table:table-cell table:formula="of:=NUMBERVALUE(MIDB([.A95];FINDB(&quot;/&quot;;[.A95];1)+1;FINDB(&quot;/&quot;;[.A95];FINDB(&quot;/&quot;;[.A95];1)+1)-FINDB(&quot;/&quot;;[.A95];1)-1))" office:value-type="float" office:value="4294967297" calcext:value-type="float">
            <text:p>4294967297</text:p>
          </table:table-cell>
          <table:table-cell table:formula="of:=VALUE([.D95])" office:value-type="float" office:value="26724.5" calcext:value-type="float">
            <text:p>26724.5</text:p>
          </table:table-cell>
        </table:table-row>
        <table:table-row table:style-name="ro1">
          <table:table-cell office:value-type="string" calcext:value-type="string">
            <text:p>GBM_ItPrimeBench/65537/2</text:p>
          </table:table-cell>
          <table:table-cell office:value-type="float" office:value="5914" calcext:value-type="float">
            <text:p>5914</text:p>
          </table:table-cell>
          <table:table-cell office:value-type="float" office:value="118168" calcext:value-type="float">
            <text:p>118168</text:p>
          </table:table-cell>
          <table:table-cell office:value-type="float" office:value="118163" calcext:value-type="float">
            <text:p>11816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: this is a Prime!!!</text:p>
          </table:table-cell>
          <table:table-cell table:number-columns-repeated="2"/>
          <table:table-cell table:formula="of:=NUMBERVALUE(MIDB([.A96];FINDB(&quot;/&quot;;[.A96];1)+1;FINDB(&quot;/&quot;;[.A96];FINDB(&quot;/&quot;;[.A96];1)+1)-FINDB(&quot;/&quot;;[.A96];1)-1))" office:value-type="float" office:value="65537" calcext:value-type="float">
            <text:p>65537</text:p>
          </table:table-cell>
          <table:table-cell table:formula="of:=VALUE([.D96])" office:value-type="float" office:value="118163" calcext:value-type="float">
            <text:p>118163</text:p>
          </table:table-cell>
        </table:table-row>
        <table:table-row table:style-name="ro1">
          <table:table-cell office:value-type="string" calcext:value-type="string">
            <text:p>GBM_ItPrimeBench/131073/2</text:p>
          </table:table-cell>
          <table:table-cell office:value-type="float" office:value="15258248" calcext:value-type="float">
            <text:p>15258248</text:p>
          </table:table-cell>
          <table:table-cell office:value-type="float" office:value="45.9109" calcext:value-type="float">
            <text:p>45.9109</text:p>
          </table:table-cell>
          <table:table-cell office:value-type="float" office:value="45.9092" calcext:value-type="float">
            <text:p>45.909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7];FINDB(&quot;/&quot;;[.A97];1)+1;FINDB(&quot;/&quot;;[.A97];FINDB(&quot;/&quot;;[.A97];1)+1)-FINDB(&quot;/&quot;;[.A97];1)-1))" office:value-type="float" office:value="131073" calcext:value-type="float">
            <text:p>131073</text:p>
          </table:table-cell>
          <table:table-cell table:formula="of:=VALUE([.D97])" office:value-type="float" office:value="45.9092" calcext:value-type="float">
            <text:p>45.9092</text:p>
          </table:table-cell>
        </table:table-row>
        <table:table-row table:style-name="ro1">
          <table:table-cell office:value-type="string" calcext:value-type="string">
            <text:p>GBM_ItPrimeBench/262145/2</text:p>
          </table:table-cell>
          <table:table-cell office:value-type="float" office:value="58140" calcext:value-type="float">
            <text:p>58140</text:p>
          </table:table-cell>
          <table:table-cell office:value-type="float" office:value="12036.3" calcext:value-type="float">
            <text:p>12036.3</text:p>
          </table:table-cell>
          <table:table-cell office:value-type="float" office:value="12035.9" calcext:value-type="float">
            <text:p>12035.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8];FINDB(&quot;/&quot;;[.A98];1)+1;FINDB(&quot;/&quot;;[.A98];FINDB(&quot;/&quot;;[.A98];1)+1)-FINDB(&quot;/&quot;;[.A98];1)-1))" office:value-type="float" office:value="262145" calcext:value-type="float">
            <text:p>262145</text:p>
          </table:table-cell>
          <table:table-cell table:formula="of:=VALUE([.D98])" office:value-type="float" office:value="12035.9" calcext:value-type="float">
            <text:p>12035.9</text:p>
          </table:table-cell>
        </table:table-row>
        <table:table-row table:style-name="ro1">
          <table:table-cell office:value-type="string" calcext:value-type="string">
            <text:p>GBM_ItPrimeBench/524289/2</text:p>
          </table:table-cell>
          <table:table-cell office:value-type="float" office:value="15251780" calcext:value-type="float">
            <text:p>15251780</text:p>
          </table:table-cell>
          <table:table-cell office:value-type="float" office:value="45.9117" calcext:value-type="float">
            <text:p>45.9117</text:p>
          </table:table-cell>
          <table:table-cell office:value-type="float" office:value="45.9097" calcext:value-type="float">
            <text:p>45.909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99];FINDB(&quot;/&quot;;[.A99];1)+1;FINDB(&quot;/&quot;;[.A99];FINDB(&quot;/&quot;;[.A99];1)+1)-FINDB(&quot;/&quot;;[.A99];1)-1))" office:value-type="float" office:value="524289" calcext:value-type="float">
            <text:p>524289</text:p>
          </table:table-cell>
          <table:table-cell table:formula="of:=VALUE([.D99])" office:value-type="float" office:value="45.9097" calcext:value-type="float">
            <text:p>45.9097</text:p>
          </table:table-cell>
        </table:table-row>
        <table:table-row table:style-name="ro1">
          <table:table-cell office:value-type="string" calcext:value-type="string">
            <text:p>GBM_ItPrimeBench/1048577/2</text:p>
          </table:table-cell>
          <table:table-cell office:value-type="float" office:value="50957" calcext:value-type="float">
            <text:p>50957</text:p>
          </table:table-cell>
          <table:table-cell office:value-type="float" office:value="13724.7" calcext:value-type="float">
            <text:p>13724.7</text:p>
          </table:table-cell>
          <table:table-cell office:value-type="float" office:value="13724.3" calcext:value-type="float">
            <text:p>13724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0];FINDB(&quot;/&quot;;[.A100];1)+1;FINDB(&quot;/&quot;;[.A100];FINDB(&quot;/&quot;;[.A100];1)+1)-FINDB(&quot;/&quot;;[.A100];1)-1))" office:value-type="float" office:value="1048577" calcext:value-type="float">
            <text:p>1048577</text:p>
          </table:table-cell>
          <table:table-cell table:formula="of:=VALUE([.D100])" office:value-type="float" office:value="13724.3" calcext:value-type="float">
            <text:p>13724.3</text:p>
          </table:table-cell>
        </table:table-row>
        <table:table-row table:style-name="ro1">
          <table:table-cell office:value-type="string" calcext:value-type="string">
            <text:p>GBM_ItPrimeBench/2097153/2</text:p>
          </table:table-cell>
          <table:table-cell office:value-type="float" office:value="15255226" calcext:value-type="float">
            <text:p>15255226</text:p>
          </table:table-cell>
          <table:table-cell office:value-type="float" office:value="45.9149" calcext:value-type="float">
            <text:p>45.9149</text:p>
          </table:table-cell>
          <table:table-cell office:value-type="float" office:value="45.9129" calcext:value-type="float">
            <text:p>45.912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1];FINDB(&quot;/&quot;;[.A101];1)+1;FINDB(&quot;/&quot;;[.A101];FINDB(&quot;/&quot;;[.A101];1)+1)-FINDB(&quot;/&quot;;[.A101];1)-1))" office:value-type="float" office:value="2097153" calcext:value-type="float">
            <text:p>2097153</text:p>
          </table:table-cell>
          <table:table-cell table:formula="of:=VALUE([.D101])" office:value-type="float" office:value="45.9129" calcext:value-type="float">
            <text:p>45.9129</text:p>
          </table:table-cell>
        </table:table-row>
        <table:table-row table:style-name="ro1">
          <table:table-cell office:value-type="string" calcext:value-type="string">
            <text:p>GBM_ItPrimeBench/4194305/2</text:p>
          </table:table-cell>
          <table:table-cell office:value-type="float" office:value="45013" calcext:value-type="float">
            <text:p>45013</text:p>
          </table:table-cell>
          <table:table-cell office:value-type="float" office:value="15574.8" calcext:value-type="float">
            <text:p>15574.8</text:p>
          </table:table-cell>
          <table:table-cell office:value-type="float" office:value="15574.2" calcext:value-type="float">
            <text:p>15574.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2];FINDB(&quot;/&quot;;[.A102];1)+1;FINDB(&quot;/&quot;;[.A102];FINDB(&quot;/&quot;;[.A102];1)+1)-FINDB(&quot;/&quot;;[.A102];1)-1))" office:value-type="float" office:value="4194305" calcext:value-type="float">
            <text:p>4194305</text:p>
          </table:table-cell>
          <table:table-cell table:formula="of:=VALUE([.D102])" office:value-type="float" office:value="15574.2" calcext:value-type="float">
            <text:p>15574.2</text:p>
          </table:table-cell>
        </table:table-row>
        <table:table-row table:style-name="ro1">
          <table:table-cell office:value-type="string" calcext:value-type="string">
            <text:p>GBM_ItPrimeBench/8388609/2</text:p>
          </table:table-cell>
          <table:table-cell office:value-type="float" office:value="15250200" calcext:value-type="float">
            <text:p>15250200</text:p>
          </table:table-cell>
          <table:table-cell office:value-type="float" office:value="45.9089" calcext:value-type="float">
            <text:p>45.9089</text:p>
          </table:table-cell>
          <table:table-cell office:value-type="float" office:value="45.907" calcext:value-type="float">
            <text:p>45.9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3];FINDB(&quot;/&quot;;[.A103];1)+1;FINDB(&quot;/&quot;;[.A103];FINDB(&quot;/&quot;;[.A103];1)+1)-FINDB(&quot;/&quot;;[.A103];1)-1))" office:value-type="float" office:value="8388609" calcext:value-type="float">
            <text:p>8388609</text:p>
          </table:table-cell>
          <table:table-cell table:formula="of:=VALUE([.D103])" office:value-type="float" office:value="45.907" calcext:value-type="float">
            <text:p>45.907</text:p>
          </table:table-cell>
        </table:table-row>
        <table:table-row table:style-name="ro1">
          <table:table-cell office:value-type="string" calcext:value-type="string">
            <text:p>GBM_ItPrimeBench/16777217/2</text:p>
          </table:table-cell>
          <table:table-cell office:value-type="float" office:value="39881" calcext:value-type="float">
            <text:p>39881</text:p>
          </table:table-cell>
          <table:table-cell office:value-type="float" office:value="17568.5" calcext:value-type="float">
            <text:p>17568.5</text:p>
          </table:table-cell>
          <table:table-cell office:value-type="float" office:value="17568" calcext:value-type="float">
            <text:p>17568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4];FINDB(&quot;/&quot;;[.A104];1)+1;FINDB(&quot;/&quot;;[.A104];FINDB(&quot;/&quot;;[.A104];1)+1)-FINDB(&quot;/&quot;;[.A104];1)-1))" office:value-type="float" office:value="16777217" calcext:value-type="float">
            <text:p>16777217</text:p>
          </table:table-cell>
          <table:table-cell table:formula="of:=VALUE([.D104])" office:value-type="float" office:value="17568" calcext:value-type="float">
            <text:p>17568</text:p>
          </table:table-cell>
        </table:table-row>
        <table:table-row table:style-name="ro1">
          <table:table-cell office:value-type="string" calcext:value-type="string">
            <text:p>GBM_ItPrimeBench/33554433/2</text:p>
          </table:table-cell>
          <table:table-cell office:value-type="float" office:value="15260592" calcext:value-type="float">
            <text:p>15260592</text:p>
          </table:table-cell>
          <table:table-cell office:value-type="float" office:value="45.913" calcext:value-type="float">
            <text:p>45.913</text:p>
          </table:table-cell>
          <table:table-cell office:value-type="float" office:value="45.9112" calcext:value-type="float">
            <text:p>45.9112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5];FINDB(&quot;/&quot;;[.A105];1)+1;FINDB(&quot;/&quot;;[.A105];FINDB(&quot;/&quot;;[.A105];1)+1)-FINDB(&quot;/&quot;;[.A105];1)-1))" office:value-type="float" office:value="33554433" calcext:value-type="float">
            <text:p>33554433</text:p>
          </table:table-cell>
          <table:table-cell table:formula="of:=VALUE([.D105])" office:value-type="float" office:value="45.9112" calcext:value-type="float">
            <text:p>45.9112</text:p>
          </table:table-cell>
        </table:table-row>
        <table:table-row table:style-name="ro1">
          <table:table-cell office:value-type="string" calcext:value-type="string">
            <text:p>GBM_ItPrimeBench/67108865/2</text:p>
          </table:table-cell>
          <table:table-cell office:value-type="float" office:value="35625" calcext:value-type="float">
            <text:p>35625</text:p>
          </table:table-cell>
          <table:table-cell office:value-type="float" office:value="19661.3" calcext:value-type="float">
            <text:p>19661.3</text:p>
          </table:table-cell>
          <table:table-cell office:value-type="float" office:value="19660.5" calcext:value-type="float">
            <text:p>19660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6];FINDB(&quot;/&quot;;[.A106];1)+1;FINDB(&quot;/&quot;;[.A106];FINDB(&quot;/&quot;;[.A106];1)+1)-FINDB(&quot;/&quot;;[.A106];1)-1))" office:value-type="float" office:value="67108865" calcext:value-type="float">
            <text:p>67108865</text:p>
          </table:table-cell>
          <table:table-cell table:formula="of:=VALUE([.D106])" office:value-type="float" office:value="19660.5" calcext:value-type="float">
            <text:p>19660.5</text:p>
          </table:table-cell>
        </table:table-row>
        <table:table-row table:style-name="ro1">
          <table:table-cell office:value-type="string" calcext:value-type="string">
            <text:p>GBM_ItPrimeBench/134217729/2</text:p>
          </table:table-cell>
          <table:table-cell office:value-type="float" office:value="15259804" calcext:value-type="float">
            <text:p>15259804</text:p>
          </table:table-cell>
          <table:table-cell office:value-type="float" office:value="45.9103" calcext:value-type="float">
            <text:p>45.9103</text:p>
          </table:table-cell>
          <table:table-cell office:value-type="float" office:value="45.9089" calcext:value-type="float">
            <text:p>45.9089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7];FINDB(&quot;/&quot;;[.A107];1)+1;FINDB(&quot;/&quot;;[.A107];FINDB(&quot;/&quot;;[.A107];1)+1)-FINDB(&quot;/&quot;;[.A107];1)-1))" office:value-type="float" office:value="134217729" calcext:value-type="float">
            <text:p>134217729</text:p>
          </table:table-cell>
          <table:table-cell table:formula="of:=VALUE([.D107])" office:value-type="float" office:value="45.9089" calcext:value-type="float">
            <text:p>45.9089</text:p>
          </table:table-cell>
        </table:table-row>
        <table:table-row table:style-name="ro1">
          <table:table-cell office:value-type="string" calcext:value-type="string">
            <text:p>GBM_ItPrimeBench/268435457/2</text:p>
          </table:table-cell>
          <table:table-cell office:value-type="float" office:value="31882" calcext:value-type="float">
            <text:p>31882</text:p>
          </table:table-cell>
          <table:table-cell office:value-type="float" office:value="21900.1" calcext:value-type="float">
            <text:p>21900.1</text:p>
          </table:table-cell>
          <table:table-cell office:value-type="float" office:value="21899.4" calcext:value-type="float">
            <text:p>21899.4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8];FINDB(&quot;/&quot;;[.A108];1)+1;FINDB(&quot;/&quot;;[.A108];FINDB(&quot;/&quot;;[.A108];1)+1)-FINDB(&quot;/&quot;;[.A108];1)-1))" office:value-type="float" office:value="268435457" calcext:value-type="float">
            <text:p>268435457</text:p>
          </table:table-cell>
          <table:table-cell table:formula="of:=VALUE([.D108])" office:value-type="float" office:value="21899.4" calcext:value-type="float">
            <text:p>21899.4</text:p>
          </table:table-cell>
        </table:table-row>
        <table:table-row table:style-name="ro1">
          <table:table-cell office:value-type="string" calcext:value-type="string">
            <text:p>GBM_ItPrimeBench/536870913/2</text:p>
          </table:table-cell>
          <table:table-cell office:value-type="float" office:value="15260193" calcext:value-type="float">
            <text:p>15260193</text:p>
          </table:table-cell>
          <table:table-cell office:value-type="float" office:value="45.9063" calcext:value-type="float">
            <text:p>45.9063</text:p>
          </table:table-cell>
          <table:table-cell office:value-type="float" office:value="45.9046" calcext:value-type="float">
            <text:p>45.9046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09];FINDB(&quot;/&quot;;[.A109];1)+1;FINDB(&quot;/&quot;;[.A109];FINDB(&quot;/&quot;;[.A109];1)+1)-FINDB(&quot;/&quot;;[.A109];1)-1))" office:value-type="float" office:value="536870913" calcext:value-type="float">
            <text:p>536870913</text:p>
          </table:table-cell>
          <table:table-cell table:formula="of:=VALUE([.D109])" office:value-type="float" office:value="45.9046" calcext:value-type="float">
            <text:p>45.9046</text:p>
          </table:table-cell>
        </table:table-row>
        <table:table-row table:style-name="ro1">
          <table:table-cell office:value-type="string" calcext:value-type="string">
            <text:p>GBM_ItPrimeBench/1073741825/2</text:p>
          </table:table-cell>
          <table:table-cell office:value-type="float" office:value="28869" calcext:value-type="float">
            <text:p>28869</text:p>
          </table:table-cell>
          <table:table-cell office:value-type="float" office:value="24330.5" calcext:value-type="float">
            <text:p>24330.5</text:p>
          </table:table-cell>
          <table:table-cell office:value-type="float" office:value="24329.5" calcext:value-type="float">
            <text:p>24329.5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0];FINDB(&quot;/&quot;;[.A110];1)+1;FINDB(&quot;/&quot;;[.A110];FINDB(&quot;/&quot;;[.A110];1)+1)-FINDB(&quot;/&quot;;[.A110];1)-1))" office:value-type="float" office:value="1073741825" calcext:value-type="float">
            <text:p>1073741825</text:p>
          </table:table-cell>
          <table:table-cell table:formula="of:=VALUE([.D110])" office:value-type="float" office:value="24329.5" calcext:value-type="float">
            <text:p>24329.5</text:p>
          </table:table-cell>
        </table:table-row>
        <table:table-row table:style-name="ro1">
          <table:table-cell office:value-type="string" calcext:value-type="string">
            <text:p>GBM_ItPrimeBench/2147483649/2</text:p>
          </table:table-cell>
          <table:table-cell office:value-type="float" office:value="15248007" calcext:value-type="float">
            <text:p>15248007</text:p>
          </table:table-cell>
          <table:table-cell office:value-type="float" office:value="45.9086" calcext:value-type="float">
            <text:p>45.9086</text:p>
          </table:table-cell>
          <table:table-cell office:value-type="float" office:value="45.907" calcext:value-type="float">
            <text:p>45.907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1];FINDB(&quot;/&quot;;[.A111];1)+1;FINDB(&quot;/&quot;;[.A111];FINDB(&quot;/&quot;;[.A111];1)+1)-FINDB(&quot;/&quot;;[.A111];1)-1))" office:value-type="float" office:value="2147483649" calcext:value-type="float">
            <text:p>2147483649</text:p>
          </table:table-cell>
          <table:table-cell table:formula="of:=VALUE([.D111])" office:value-type="float" office:value="45.907" calcext:value-type="float">
            <text:p>45.907</text:p>
          </table:table-cell>
        </table:table-row>
        <table:table-row table:style-name="ro1">
          <table:table-cell office:value-type="string" calcext:value-type="string">
            <text:p>GBM_ItPrimeBench/4294967297/2</text:p>
          </table:table-cell>
          <table:table-cell office:value-type="float" office:value="26138" calcext:value-type="float">
            <text:p>26138</text:p>
          </table:table-cell>
          <table:table-cell office:value-type="float" office:value="26779.3" calcext:value-type="float">
            <text:p>26779.3</text:p>
          </table:table-cell>
          <table:table-cell office:value-type="float" office:value="26778.3" calcext:value-type="float">
            <text:p>26778.3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string" calcext:value-type="string">
            <text:p>MillerRabinOprtimize</text:p>
          </table:table-cell>
          <table:table-cell table:number-columns-repeated="2"/>
          <table:table-cell table:formula="of:=NUMBERVALUE(MIDB([.A112];FINDB(&quot;/&quot;;[.A112];1)+1;FINDB(&quot;/&quot;;[.A112];FINDB(&quot;/&quot;;[.A112];1)+1)-FINDB(&quot;/&quot;;[.A112];1)-1))" office:value-type="float" office:value="4294967297" calcext:value-type="float">
            <text:p>4294967297</text:p>
          </table:table-cell>
          <table:table-cell table:formula="of:=VALUE([.D112])" office:value-type="float" office:value="26778.3" calcext:value-type="float">
            <text:p>26778.3</text:p>
          </table:table-cell>
        </table:table-row>
      </table:table>
      <table:table table:name="min_scale" table:style-name="ta1">
        <table:shapes>
          <draw:frame draw:z-index="0" draw:style-name="gr1" draw:text-style-name="P1" svg:width="54.461cm" svg:height="19.709cm" svg:x="5.893cm" svg:y="0.956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mid_scale" table:style-name="ta1">
        <table:shapes>
          <draw:frame draw:z-index="0" draw:style-name="gr1" draw:text-style-name="P1" svg:width="54.461cm" svg:height="19.709cm" svg:x="2.368cm" svg:y="0.106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table table:name="max_scale" table:style-name="ta1">
        <table:shapes>
          <draw:frame draw:z-index="0" draw:style-name="gr1" draw:text-style-name="P1" svg:width="54.461cm" svg:height="19.709cm" svg:x="0.001cm" svg:y="0.001cm">
            <draw:object draw:notify-on-update-of-ranges="BenchB_Lin.K11:BenchB_Lin.K27 BenchB_Lin.L11:BenchB_Lin.L27 BenchB_Lin.K28:BenchB_Lin.K44 BenchB_Lin.L28:BenchB_Lin.L44 BenchB_Lin.K45:BenchB_Lin.K61 BenchB_Lin.L45:BenchB_Lin.L61 BenchB_Lin.K62:BenchB_Lin.K78 BenchB_Lin.L62:BenchB_Lin.L78 BenchB_Lin.K79:BenchB_Lin.K95 BenchB_Lin.L79:BenchB_Lin.L95 BenchB_Lin.K96:BenchB_Lin.K112 BenchB_Lin.L96:BenchB_Lin.L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6T16:33:36.775193992</dc:date>
    <meta:editing-duration>PT14M31S</meta:editing-duration>
    <meta:editing-cycles>4</meta:editing-cycles>
    <meta:generator>LibreOffice/7.3.7.2$Linux_X86_64 LibreOffice_project/30$Build-2</meta:generator>
    <meta:document-statistic meta:table-count="4" meta:cell-count="83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6.107cm" svg:y="8.311cm" style:legend-expansion="high" chart:style-name="ch3"/>
        <chart:plot-area chart:style-name="ch4" table:cell-range-address="BenchB_Lin.K11:BenchB_Lin.L27 BenchB_Lin.L28:BenchB_Lin.L112" chart:data-source-has-labels="row" svg:x="2.1cm" svg:y="1.703cm" svg:width="42.918cm" svg:height="16.632cm">
          <chart:coordinate-region svg:x="3.647cm" svg:y="1.903cm" svg:width="40.444cm" svg:height="15.785cm"/>
          <chart:axis chart:dimension="x" chart:name="primary-x" chart:style-name="ch5">
            <chart:title svg:x="22.166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6.107cm" svg:y="8.311cm" style:legend-expansion="high" chart:style-name="ch3"/>
        <chart:plot-area chart:style-name="ch4" table:cell-range-address="BenchB_Lin.K11:BenchB_Lin.L27 BenchB_Lin.L28:BenchB_Lin.L112" chart:data-source-has-labels="row" svg:x="2.1cm" svg:y="1.703cm" svg:width="42.918cm" svg:height="16.632cm">
          <chart:coordinate-region svg:x="3.461cm" svg:y="1.902cm" svg:width="40.628cm" svg:height="15.786cm"/>
          <chart:axis chart:dimension="x" chart:name="primary-x" chart:style-name="ch5">
            <chart:title svg:x="22.166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54.462cm" svg:height="19.71cm" xlink:href=".." xlink:type="simple" chart:class="chart:scatter" chart:style-name="ch1">
        <chart:title svg:x="25.216cm" svg:y="0.53cm" chart:style-name="ch2">
          <text:p>2^16 - 1 -|- 2^32 - 1</text:p>
        </chart:title>
        <chart:legend chart:legend-position="end" svg:x="46.107cm" svg:y="8.311cm" style:legend-expansion="high" chart:style-name="ch3"/>
        <chart:plot-area chart:style-name="ch4" table:cell-range-address="BenchB_Lin.K11:BenchB_Lin.L27 BenchB_Lin.L28:BenchB_Lin.L112" chart:data-source-has-labels="row" svg:x="2.1cm" svg:y="1.703cm" svg:width="42.918cm" svg:height="16.632cm">
          <chart:coordinate-region svg:x="4.388cm" svg:y="1.902cm" svg:width="39.702cm" svg:height="15.786cm"/>
          <chart:axis chart:dimension="x" chart:name="primary-x" chart:style-name="ch5">
            <chart:title svg:x="22.166cm" svg:y="18.729cm" chart:style-name="ch6">
              <text:p>unsigned int numb</text:p>
            </chart:title>
          </chart:axis>
          <chart:axis chart:dimension="y" chart:name="primary-y" chart:style-name="ch7">
            <chart:title svg:x="0.451cm" svg:y="11.029cm" chart:style-name="ch8">
              <text:p>cpu_time, ms</text:p>
            </chart:title>
            <chart:grid chart:style-name="ch9" chart:class="major"/>
          </chart:axis>
          <chart:series chart:style-name="ch10" chart:values-cell-range-address="BenchB_Lin.L11:BenchB_Lin.L27" loext:label-string="brute_force_2pow16_minus1_2pow32_minus1" chart:class="chart:scatter">
            <chart:domain table:cell-range-address="BenchB_Lin.K11:BenchB_Lin.K27"/>
            <chart:data-point chart:repeated="17"/>
          </chart:series>
          <chart:series chart:style-name="ch11" chart:values-cell-range-address="BenchB_Lin.L28:BenchB_Lin.L44" loext:label-string="miller_2pow16_minus1_2pow32_minus1" chart:class="chart:scatter">
            <chart:domain table:cell-range-address="BenchB_Lin.K28:BenchB_Lin.K44"/>
            <chart:data-point chart:repeated="17"/>
          </chart:series>
          <chart:series chart:style-name="ch12" chart:values-cell-range-address="BenchB_Lin.L45:BenchB_Lin.L61" loext:label-string="miller_opt_2pow16_minus1_2pow32_minus1" chart:class="chart:scatter">
            <chart:domain table:cell-range-address="BenchB_Lin.K45:BenchB_Lin.K61"/>
            <chart:data-point chart:repeated="17"/>
          </chart:series>
          <chart:series chart:style-name="ch13" chart:values-cell-range-address="BenchB_Lin.L62:BenchB_Lin.L78" loext:label-string="brute_force_2pow16_plus1_2pow32_plus1" chart:class="chart:scatter">
            <chart:domain table:cell-range-address="BenchB_Lin.K62:BenchB_Lin.K78"/>
            <chart:data-point chart:repeated="17"/>
          </chart:series>
          <chart:series chart:style-name="ch14" chart:values-cell-range-address="BenchB_Lin.L79:BenchB_Lin.L95" loext:label-string="miller_2pow16_plus1_2pow32_plus1" chart:class="chart:scatter">
            <chart:domain table:cell-range-address="BenchB_Lin.K79:BenchB_Lin.K95"/>
            <chart:data-point chart:repeated="17"/>
          </chart:series>
          <chart:series chart:style-name="ch15" chart:values-cell-range-address="BenchB_Lin.L96:BenchB_Lin.L112" loext:label-string="miller_opt_2pow16_plus1_2pow32_plus1" chart:class="chart:scatter">
            <chart:domain table:cell-range-address="BenchB_Lin.K96:BenchB_Lin.K112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minus1_2pow32_minus1</text:p>
              </table:table-cell>
              <table:table-cell office:value-type="string">
                <text:p>Столбец K</text:p>
              </table:table-cell>
              <table:table-cell office:value-type="string">
                <text:p>brute_force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2pow16_plus1_2pow32_plus1</text:p>
              </table:table-cell>
              <table:table-cell office:value-type="string">
                <text:p>Столбец K</text:p>
              </table:table-cell>
              <table:table-cell office:value-type="string">
                <text:p>miller_opt_2pow16_plus1_2pow32_plus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5">
                <text:p>65535</text:p>
                <draw:g>
                  <svg:desc>BenchB_Lin.K11:BenchB_Lin.K27</svg:desc>
                </draw:g>
              </table:table-cell>
              <table:table-cell office:value-type="float" office:value="38.944">
                <text:p>38.944</text:p>
                <draw:g>
                  <svg:desc>BenchB_Lin.L11:BenchB_Lin.L27</svg:desc>
                </draw:g>
              </table:table-cell>
              <table:table-cell office:value-type="float" office:value="65535">
                <text:p>65535</text:p>
                <draw:g>
                  <svg:desc>BenchB_Lin.K28:BenchB_Lin.K44</svg:desc>
                </draw:g>
              </table:table-cell>
              <table:table-cell office:value-type="float" office:value="13317">
                <text:p>13317</text:p>
                <draw:g>
                  <svg:desc>BenchB_Lin.L28:BenchB_Lin.L44</svg:desc>
                </draw:g>
              </table:table-cell>
              <table:table-cell office:value-type="float" office:value="65535">
                <text:p>65535</text:p>
                <draw:g>
                  <svg:desc>BenchB_Lin.K45:BenchB_Lin.K61</svg:desc>
                </draw:g>
              </table:table-cell>
              <table:table-cell office:value-type="float" office:value="45.8108">
                <text:p>45.8108</text:p>
                <draw:g>
                  <svg:desc>BenchB_Lin.L45:BenchB_Lin.L61</svg:desc>
                </draw:g>
              </table:table-cell>
              <table:table-cell office:value-type="float" office:value="65537">
                <text:p>65537</text:p>
                <draw:g>
                  <svg:desc>BenchB_Lin.K62:BenchB_Lin.K78</svg:desc>
                </draw:g>
              </table:table-cell>
              <table:table-cell office:value-type="float" office:value="1366030">
                <text:p>1366030</text:p>
                <draw:g>
                  <svg:desc>BenchB_Lin.L62:BenchB_Lin.L78</svg:desc>
                </draw:g>
              </table:table-cell>
              <table:table-cell office:value-type="float" office:value="65537">
                <text:p>65537</text:p>
                <draw:g>
                  <svg:desc>BenchB_Lin.K79:BenchB_Lin.K95</svg:desc>
                </draw:g>
              </table:table-cell>
              <table:table-cell office:value-type="float" office:value="114928">
                <text:p>114928</text:p>
                <draw:g>
                  <svg:desc>BenchB_Lin.L79:BenchB_Lin.L95</svg:desc>
                </draw:g>
              </table:table-cell>
              <table:table-cell office:value-type="float" office:value="65537">
                <text:p>65537</text:p>
                <draw:g>
                  <svg:desc>BenchB_Lin.K96:BenchB_Lin.K112</svg:desc>
                </draw:g>
              </table:table-cell>
              <table:table-cell office:value-type="float" office:value="118163">
                <text:p>118163</text:p>
                <draw:g>
                  <svg:desc>BenchB_Lin.L96:BenchB_Lin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1">
                <text:p>131071</text:p>
              </table:table-cell>
              <table:table-cell office:value-type="float" office:value="2748010">
                <text:p>2748010</text:p>
              </table:table-cell>
              <table:table-cell office:value-type="float" office:value="131071">
                <text:p>131071</text:p>
              </table:table-cell>
              <table:table-cell office:value-type="float" office:value="171718">
                <text:p>171718</text:p>
              </table:table-cell>
              <table:table-cell office:value-type="float" office:value="131071">
                <text:p>131071</text:p>
              </table:table-cell>
              <table:table-cell office:value-type="float" office:value="153740">
                <text:p>153740</text:p>
              </table:table-cell>
              <table:table-cell office:value-type="float" office:value="131073">
                <text:p>131073</text:p>
              </table:table-cell>
              <table:table-cell office:value-type="float" office:value="38.8721">
                <text:p>38.8721</text:p>
              </table:table-cell>
              <table:table-cell office:value-type="float" office:value="131073">
                <text:p>131073</text:p>
              </table:table-cell>
              <table:table-cell office:value-type="float" office:value="11127.5">
                <text:p>11127.5</text:p>
              </table:table-cell>
              <table:table-cell office:value-type="float" office:value="131073">
                <text:p>131073</text:p>
              </table:table-cell>
              <table:table-cell office:value-type="float" office:value="45.9092">
                <text:p>45.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3">
                <text:p>262143</text:p>
              </table:table-cell>
              <table:table-cell office:value-type="float" office:value="38.9534">
                <text:p>38.9534</text:p>
              </table:table-cell>
              <table:table-cell office:value-type="float" office:value="262143">
                <text:p>262143</text:p>
              </table:table-cell>
              <table:table-cell office:value-type="float" office:value="15346.2">
                <text:p>15346.2</text:p>
              </table:table-cell>
              <table:table-cell office:value-type="float" office:value="262143">
                <text:p>262143</text:p>
              </table:table-cell>
              <table:table-cell office:value-type="float" office:value="45.7987">
                <text:p>45.7987</text:p>
              </table:table-cell>
              <table:table-cell office:value-type="float" office:value="262145">
                <text:p>262145</text:p>
              </table:table-cell>
              <table:table-cell office:value-type="float" office:value="93.166">
                <text:p>93.166</text:p>
              </table:table-cell>
              <table:table-cell office:value-type="float" office:value="262145">
                <text:p>262145</text:p>
              </table:table-cell>
              <table:table-cell office:value-type="float" office:value="11985">
                <text:p>11985</text:p>
              </table:table-cell>
              <table:table-cell office:value-type="float" office:value="262145">
                <text:p>262145</text:p>
              </table:table-cell>
              <table:table-cell office:value-type="float" office:value="12035.9">
                <text:p>1203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7">
                <text:p>524287</text:p>
              </table:table-cell>
              <table:table-cell office:value-type="float" office:value="10996900">
                <text:p>10996900</text:p>
              </table:table-cell>
              <table:table-cell office:value-type="float" office:value="524287">
                <text:p>524287</text:p>
              </table:table-cell>
              <table:table-cell office:value-type="float" office:value="179449">
                <text:p>179449</text:p>
              </table:table-cell>
              <table:table-cell office:value-type="float" office:value="524287">
                <text:p>524287</text:p>
              </table:table-cell>
              <table:table-cell office:value-type="float" office:value="227679">
                <text:p>227679</text:p>
              </table:table-cell>
              <table:table-cell office:value-type="float" office:value="524289">
                <text:p>524289</text:p>
              </table:table-cell>
              <table:table-cell office:value-type="float" office:value="38.8687">
                <text:p>38.8687</text:p>
              </table:table-cell>
              <table:table-cell office:value-type="float" office:value="524289">
                <text:p>524289</text:p>
              </table:table-cell>
              <table:table-cell office:value-type="float" office:value="12736.4">
                <text:p>12736.4</text:p>
              </table:table-cell>
              <table:table-cell office:value-type="float" office:value="524289">
                <text:p>524289</text:p>
              </table:table-cell>
              <table:table-cell office:value-type="float" office:value="45.9097">
                <text:p>45.9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5">
                <text:p>1048575</text:p>
              </table:table-cell>
              <table:table-cell office:value-type="float" office:value="38.9048">
                <text:p>38.9048</text:p>
              </table:table-cell>
              <table:table-cell office:value-type="float" office:value="1048575">
                <text:p>1048575</text:p>
              </table:table-cell>
              <table:table-cell office:value-type="float" office:value="17923.7">
                <text:p>17923.7</text:p>
              </table:table-cell>
              <table:table-cell office:value-type="float" office:value="1048575">
                <text:p>1048575</text:p>
              </table:table-cell>
              <table:table-cell office:value-type="float" office:value="45.8065">
                <text:p>45.8065</text:p>
              </table:table-cell>
              <table:table-cell office:value-type="float" office:value="1048577">
                <text:p>1048577</text:p>
              </table:table-cell>
              <table:table-cell office:value-type="float" office:value="343.8">
                <text:p>343.8</text:p>
              </table:table-cell>
              <table:table-cell office:value-type="float" office:value="1048577">
                <text:p>1048577</text:p>
              </table:table-cell>
              <table:table-cell office:value-type="float" office:value="13618.1">
                <text:p>13618.1</text:p>
              </table:table-cell>
              <table:table-cell office:value-type="float" office:value="1048577">
                <text:p>1048577</text:p>
              </table:table-cell>
              <table:table-cell office:value-type="float" office:value="13724.3">
                <text:p>1372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1">
                <text:p>2097151</text:p>
              </table:table-cell>
              <table:table-cell office:value-type="float" office:value="134.94">
                <text:p>134.94</text:p>
              </table:table-cell>
              <table:table-cell office:value-type="float" office:value="2097151">
                <text:p>2097151</text:p>
              </table:table-cell>
              <table:table-cell office:value-type="float" office:value="19552.9">
                <text:p>19552.9</text:p>
              </table:table-cell>
              <table:table-cell office:value-type="float" office:value="2097151">
                <text:p>2097151</text:p>
              </table:table-cell>
              <table:table-cell office:value-type="float" office:value="19772">
                <text:p>19772</text:p>
              </table:table-cell>
              <table:table-cell office:value-type="float" office:value="2097153">
                <text:p>2097153</text:p>
              </table:table-cell>
              <table:table-cell office:value-type="float" office:value="38.9679">
                <text:p>38.9679</text:p>
              </table:table-cell>
              <table:table-cell office:value-type="float" office:value="2097153">
                <text:p>2097153</text:p>
              </table:table-cell>
              <table:table-cell office:value-type="float" office:value="14631.8">
                <text:p>14631.8</text:p>
              </table:table-cell>
              <table:table-cell office:value-type="float" office:value="2097153">
                <text:p>2097153</text:p>
              </table:table-cell>
              <table:table-cell office:value-type="float" office:value="45.9129">
                <text:p>45.9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3">
                <text:p>4194303</text:p>
              </table:table-cell>
              <table:table-cell office:value-type="float" office:value="38.8112">
                <text:p>38.8112</text:p>
              </table:table-cell>
              <table:table-cell office:value-type="float" office:value="4194303">
                <text:p>4194303</text:p>
              </table:table-cell>
              <table:table-cell office:value-type="float" office:value="20809.9">
                <text:p>20809.9</text:p>
              </table:table-cell>
              <table:table-cell office:value-type="float" office:value="4194303">
                <text:p>4194303</text:p>
              </table:table-cell>
              <table:table-cell office:value-type="float" office:value="45.8048">
                <text:p>45.8048</text:p>
              </table:table-cell>
              <table:table-cell office:value-type="float" office:value="4194305">
                <text:p>4194305</text:p>
              </table:table-cell>
              <table:table-cell office:value-type="float" office:value="93.9222">
                <text:p>93.9222</text:p>
              </table:table-cell>
              <table:table-cell office:value-type="float" office:value="4194305">
                <text:p>4194305</text:p>
              </table:table-cell>
              <table:table-cell office:value-type="float" office:value="15528.4">
                <text:p>15528.4</text:p>
              </table:table-cell>
              <table:table-cell office:value-type="float" office:value="4194305">
                <text:p>4194305</text:p>
              </table:table-cell>
              <table:table-cell office:value-type="float" office:value="15574.2">
                <text:p>1557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7">
                <text:p>8388607</text:p>
              </table:table-cell>
              <table:table-cell office:value-type="float" office:value="968.364">
                <text:p>968.364</text:p>
              </table:table-cell>
              <table:table-cell office:value-type="float" office:value="8388607">
                <text:p>8388607</text:p>
              </table:table-cell>
              <table:table-cell office:value-type="float" office:value="22484.6">
                <text:p>22484.6</text:p>
              </table:table-cell>
              <table:table-cell office:value-type="float" office:value="8388607">
                <text:p>8388607</text:p>
              </table:table-cell>
              <table:table-cell office:value-type="float" office:value="22839">
                <text:p>22839</text:p>
              </table:table-cell>
              <table:table-cell office:value-type="float" office:value="8388609">
                <text:p>8388609</text:p>
              </table:table-cell>
              <table:table-cell office:value-type="float" office:value="38.9763">
                <text:p>38.9763</text:p>
              </table:table-cell>
              <table:table-cell office:value-type="float" office:value="8388609">
                <text:p>8388609</text:p>
              </table:table-cell>
              <table:table-cell office:value-type="float" office:value="16613">
                <text:p>16613</text:p>
              </table:table-cell>
              <table:table-cell office:value-type="float" office:value="8388609">
                <text:p>838860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5">
                <text:p>16777215</text:p>
              </table:table-cell>
              <table:table-cell office:value-type="float" office:value="38.936">
                <text:p>38.936</text:p>
              </table:table-cell>
              <table:table-cell office:value-type="float" office:value="16777215">
                <text:p>16777215</text:p>
              </table:table-cell>
              <table:table-cell office:value-type="float" office:value="24502.9">
                <text:p>24502.9</text:p>
              </table:table-cell>
              <table:table-cell office:value-type="float" office:value="16777215">
                <text:p>16777215</text:p>
              </table:table-cell>
              <table:table-cell office:value-type="float" office:value="45.8025">
                <text:p>45.8025</text:p>
              </table:table-cell>
              <table:table-cell office:value-type="float" office:value="16777217">
                <text:p>16777217</text:p>
              </table:table-cell>
              <table:table-cell office:value-type="float" office:value="2011.26">
                <text:p>2011.26</text:p>
              </table:table-cell>
              <table:table-cell office:value-type="float" office:value="16777217">
                <text:p>16777217</text:p>
              </table:table-cell>
              <table:table-cell office:value-type="float" office:value="17453.7">
                <text:p>17453.7</text:p>
              </table:table-cell>
              <table:table-cell office:value-type="float" office:value="16777217">
                <text:p>16777217</text:p>
              </table:table-cell>
              <table:table-cell office:value-type="float" office:value="17568">
                <text:p>1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1">
                <text:p>33554431</text:p>
              </table:table-cell>
              <table:table-cell office:value-type="float" office:value="634.407">
                <text:p>634.407</text:p>
              </table:table-cell>
              <table:table-cell office:value-type="float" office:value="33554431">
                <text:p>33554431</text:p>
              </table:table-cell>
              <table:table-cell office:value-type="float" office:value="25759">
                <text:p>25759</text:p>
              </table:table-cell>
              <table:table-cell office:value-type="float" office:value="33554431">
                <text:p>33554431</text:p>
              </table:table-cell>
              <table:table-cell office:value-type="float" office:value="26221.8">
                <text:p>26221.8</text:p>
              </table:table-cell>
              <table:table-cell office:value-type="float" office:value="33554433">
                <text:p>33554433</text:p>
              </table:table-cell>
              <table:table-cell office:value-type="float" office:value="38.8728">
                <text:p>38.8728</text:p>
              </table:table-cell>
              <table:table-cell office:value-type="float" office:value="33554433">
                <text:p>33554433</text:p>
              </table:table-cell>
              <table:table-cell office:value-type="float" office:value="18454.4">
                <text:p>18454.4</text:p>
              </table:table-cell>
              <table:table-cell office:value-type="float" office:value="33554433">
                <text:p>33554433</text:p>
              </table:table-cell>
              <table:table-cell office:value-type="float" office:value="45.9112">
                <text:p>45.9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3">
                <text:p>67108863</text:p>
              </table:table-cell>
              <table:table-cell office:value-type="float" office:value="38.95">
                <text:p>38.95</text:p>
              </table:table-cell>
              <table:table-cell office:value-type="float" office:value="67108863">
                <text:p>67108863</text:p>
              </table:table-cell>
              <table:table-cell office:value-type="float" office:value="27743.5">
                <text:p>27743.5</text:p>
              </table:table-cell>
              <table:table-cell office:value-type="float" office:value="67108863">
                <text:p>67108863</text:p>
              </table:table-cell>
              <table:table-cell office:value-type="float" office:value="45.8014">
                <text:p>45.8014</text:p>
              </table:table-cell>
              <table:table-cell office:value-type="float" office:value="67108865">
                <text:p>67108865</text:p>
              </table:table-cell>
              <table:table-cell office:value-type="float" office:value="93.6975">
                <text:p>93.6975</text:p>
              </table:table-cell>
              <table:table-cell office:value-type="float" office:value="67108865">
                <text:p>67108865</text:p>
              </table:table-cell>
              <table:table-cell office:value-type="float" office:value="19516.5">
                <text:p>19516.5</text:p>
              </table:table-cell>
              <table:table-cell office:value-type="float" office:value="67108865">
                <text:p>67108865</text:p>
              </table:table-cell>
              <table:table-cell office:value-type="float" office:value="19660.5">
                <text:p>1966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217727">
                <text:p>134217727</text:p>
              </table:table-cell>
              <table:table-cell office:value-type="float" office:value="135.084">
                <text:p>135.084</text:p>
              </table:table-cell>
              <table:table-cell office:value-type="float" office:value="134217727">
                <text:p>134217727</text:p>
              </table:table-cell>
              <table:table-cell office:value-type="float" office:value="30037.9">
                <text:p>30037.9</text:p>
              </table:table-cell>
              <table:table-cell office:value-type="float" office:value="134217727">
                <text:p>134217727</text:p>
              </table:table-cell>
              <table:table-cell office:value-type="float" office:value="30261">
                <text:p>30261</text:p>
              </table:table-cell>
              <table:table-cell office:value-type="float" office:value="134217729">
                <text:p>134217729</text:p>
              </table:table-cell>
              <table:table-cell office:value-type="float" office:value="38.9657">
                <text:p>38.9657</text:p>
              </table:table-cell>
              <table:table-cell office:value-type="float" office:value="134217729">
                <text:p>134217729</text:p>
              </table:table-cell>
              <table:table-cell office:value-type="float" office:value="20666.2">
                <text:p>20666.2</text:p>
              </table:table-cell>
              <table:table-cell office:value-type="float" office:value="134217729">
                <text:p>134217729</text:p>
              </table:table-cell>
              <table:table-cell office:value-type="float" office:value="45.9089">
                <text:p>45.9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435455">
                <text:p>268435455</text:p>
              </table:table-cell>
              <table:table-cell office:value-type="float" office:value="38.9549">
                <text:p>38.9549</text:p>
              </table:table-cell>
              <table:table-cell office:value-type="float" office:value="268435455">
                <text:p>268435455</text:p>
              </table:table-cell>
              <table:table-cell office:value-type="float" office:value="31589.1">
                <text:p>31589.1</text:p>
              </table:table-cell>
              <table:table-cell office:value-type="float" office:value="268435455">
                <text:p>268435455</text:p>
              </table:table-cell>
              <table:table-cell office:value-type="float" office:value="45.8085">
                <text:p>45.8085</text:p>
              </table:table-cell>
              <table:table-cell office:value-type="float" office:value="268435457">
                <text:p>268435457</text:p>
              </table:table-cell>
              <table:table-cell office:value-type="float" office:value="343.873">
                <text:p>343.873</text:p>
              </table:table-cell>
              <table:table-cell office:value-type="float" office:value="268435457">
                <text:p>268435457</text:p>
              </table:table-cell>
              <table:table-cell office:value-type="float" office:value="22095.4">
                <text:p>22095.4</text:p>
              </table:table-cell>
              <table:table-cell office:value-type="float" office:value="268435457">
                <text:p>268435457</text:p>
              </table:table-cell>
              <table:table-cell office:value-type="float" office:value="21899.4">
                <text:p>2189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870911">
                <text:p>536870911</text:p>
              </table:table-cell>
              <table:table-cell office:value-type="float" office:value="4840.75">
                <text:p>4840.75</text:p>
              </table:table-cell>
              <table:table-cell office:value-type="float" office:value="536870911">
                <text:p>536870911</text:p>
              </table:table-cell>
              <table:table-cell office:value-type="float" office:value="33737.5">
                <text:p>33737.5</text:p>
              </table:table-cell>
              <table:table-cell office:value-type="float" office:value="536870911">
                <text:p>536870911</text:p>
              </table:table-cell>
              <table:table-cell office:value-type="float" office:value="34133.8">
                <text:p>34133.8</text:p>
              </table:table-cell>
              <table:table-cell office:value-type="float" office:value="536870913">
                <text:p>536870913</text:p>
              </table:table-cell>
              <table:table-cell office:value-type="float" office:value="38.9835">
                <text:p>38.9835</text:p>
              </table:table-cell>
              <table:table-cell office:value-type="float" office:value="536870913">
                <text:p>536870913</text:p>
              </table:table-cell>
              <table:table-cell office:value-type="float" office:value="23048.4">
                <text:p>23048.4</text:p>
              </table:table-cell>
              <table:table-cell office:value-type="float" office:value="536870913">
                <text:p>536870913</text:p>
              </table:table-cell>
              <table:table-cell office:value-type="float" office:value="45.9046">
                <text:p>45.9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8.8196">
                <text:p>38.8196</text:p>
              </table:table-cell>
              <table:table-cell office:value-type="float" office:value="1073741823">
                <text:p>1073741823</text:p>
              </table:table-cell>
              <table:table-cell office:value-type="float" office:value="36287.5">
                <text:p>36287.5</text:p>
              </table:table-cell>
              <table:table-cell office:value-type="float" office:value="1073741823">
                <text:p>1073741823</text:p>
              </table:table-cell>
              <table:table-cell office:value-type="float" office:value="45.8068">
                <text:p>45.8068</text:p>
              </table:table-cell>
              <table:table-cell office:value-type="float" office:value="1073741825">
                <text:p>1073741825</text:p>
              </table:table-cell>
              <table:table-cell office:value-type="float" office:value="94.0084">
                <text:p>94.0084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165.7">
                <text:p>24165.7</text:p>
              </table:table-cell>
              <table:table-cell office:value-type="float" office:value="1073741825">
                <text:p>1073741825</text:p>
              </table:table-cell>
              <table:table-cell office:value-type="float" office:value="24329.5">
                <text:p>2432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5524500000">
                <text:p>4552450000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04436">
                <text:p>804436</text:p>
              </table:table-cell>
              <table:table-cell office:value-type="float" office:value="2147483647">
                <text:p>2147483647</text:p>
              </table:table-cell>
              <table:table-cell office:value-type="float" office:value="842667">
                <text:p>84266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39.0344">
                <text:p>39.0344</text:p>
              </table:table-cell>
              <table:table-cell office:value-type="float" office:value="2147483649">
                <text:p>2147483649</text:p>
              </table:table-cell>
              <table:table-cell office:value-type="float" office:value="25390.7">
                <text:p>25390.7</text:p>
              </table:table-cell>
              <table:table-cell office:value-type="float" office:value="2147483649">
                <text:p>2147483649</text:p>
              </table:table-cell>
              <table:table-cell office:value-type="float" office:value="45.907">
                <text:p>45.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.0634">
                <text:p>39.0634</text:p>
              </table:table-cell>
              <table:table-cell office:value-type="float" office:value="4294967295">
                <text:p>4294967295</text:p>
              </table:table-cell>
              <table:table-cell office:value-type="float" office:value="39899.2">
                <text:p>39899.2</text:p>
              </table:table-cell>
              <table:table-cell office:value-type="float" office:value="4294967295">
                <text:p>4294967295</text:p>
              </table:table-cell>
              <table:table-cell office:value-type="float" office:value="45.8029">
                <text:p>45.8029</text:p>
              </table:table-cell>
              <table:table-cell office:value-type="float" office:value="4294967297">
                <text:p>4294967297</text:p>
              </table:table-cell>
              <table:table-cell office:value-type="float" office:value="13378.2">
                <text:p>13378.2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24.5">
                <text:p>26724.5</text:p>
              </table:table-cell>
              <table:table-cell office:value-type="float" office:value="4294967297">
                <text:p>4294967297</text:p>
              </table:table-cell>
              <table:table-cell office:value-type="float" office:value="26778.3">
                <text:p>2677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